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06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p-4" table:style-name="ta1">
        <office:forms form:automatic-focus="false" form:apply-design-mode="false"/>
        <table:shapes>
          <draw:frame draw:z-index="0" draw:style-name="gr1" draw:text-style-name="P1" svg:width="6.2988in" svg:height="3.5429in" svg:x="8.6642in" svg:y="1.198in">
            <draw:object draw:notify-on-update-of-ranges="'gp-4'.B6:'gp-4'.B6 'gp-4'.B7:'gp-4'.B56 'gp-4'.C6:'gp-4'.C6 'gp-4'.C7:'gp-4'.C56 'gp-4'.D6:'gp-4'.D6 'gp-4'.D7:'gp-4'.D56 'gp-4'.E6:'gp-4'.E6 'gp-4'.E7:'gp-4'.E56 'gp-4'.F6:'gp-4'.F6 'gp-4'.F7:'gp-4'.F56 'gp-4'.G6:'gp-4'.G6 'gp-4'.G7:'gp-4'.G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minimum</text:p>
          </table:table-cell>
          <table:table-cell table:formula="of:=MIN([.B7:.B106])" office:value-type="float" office:value="4.87316912799998" calcext:value-type="float">
            <text:p>4.87316912799998</text:p>
          </table:table-cell>
          <table:table-cell table:formula="of:=MIN([.C7:.C106])" office:value-type="float" office:value="8.594146595" calcext:value-type="float">
            <text:p>8.594146595</text:p>
          </table:table-cell>
          <table:table-cell table:formula="of:=MIN([.D7:.D106])" office:value-type="float" office:value="11.168122482" calcext:value-type="float">
            <text:p>11.168122482</text:p>
          </table:table-cell>
          <table:table-cell table:formula="of:=MIN([.E7:.E106])" office:value-type="float" office:value="3.403682239" calcext:value-type="float">
            <text:p>3.403682239</text:p>
          </table:table-cell>
          <table:table-cell table:formula="of:=MIN([.F7:.F106])" office:value-type="float" office:value="0.500289461" calcext:value-type="float">
            <text:p>0.500289461</text:p>
          </table:table-cell>
          <table:table-cell/>
          <table:table-cell office:value-type="string" calcext:value-type="string">
            <text:p>CPU:</text:p>
          </table:table-cell>
          <table:table-cell office:value-type="string" calcext:value-type="string">
            <text:p>12th Gen Intel(R) Core(TM) i9-12900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table:formula="of:=MAX([.B7:.B106])" office:value-type="float" office:value="5.83229743400001" calcext:value-type="float">
            <text:p>5.83229743400001</text:p>
          </table:table-cell>
          <table:table-cell table:formula="of:=MAX([.C7:.C106])" office:value-type="float" office:value="9.30930061299994" calcext:value-type="float">
            <text:p>9.30930061299994</text:p>
          </table:table-cell>
          <table:table-cell table:formula="of:=MAX([.D7:.D106])" office:value-type="float" office:value="12.849946768" calcext:value-type="float">
            <text:p>12.849946768</text:p>
          </table:table-cell>
          <table:table-cell table:formula="of:=MAX([.E7:.E106])" office:value-type="float" office:value="3.773244309" calcext:value-type="float">
            <text:p>3.773244309</text:p>
          </table:table-cell>
          <table:table-cell table:formula="of:=MAX([.F7:.F106])" office:value-type="float" office:value="0.750457235999995" calcext:value-type="float">
            <text:p>0.750457235999995</text:p>
          </table:table-cell>
          <table:table-cell/>
          <table:table-cell office:value-type="string" calcext:value-type="string">
            <text:p>cores: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7:.B106])" office:value-type="float" office:value="5.39777614649998" calcext:value-type="float">
            <text:p>5.39777614649998</text:p>
          </table:table-cell>
          <table:table-cell table:formula="of:=MEDIAN([.C7:.C106])" office:value-type="float" office:value="8.80995437650003" calcext:value-type="float">
            <text:p>8.80995437650003</text:p>
          </table:table-cell>
          <table:table-cell table:formula="of:=MEDIAN([.D7:.D106])" office:value-type="float" office:value="11.8542987745" calcext:value-type="float">
            <text:p>11.8542987745</text:p>
          </table:table-cell>
          <table:table-cell table:formula="of:=MEDIAN([.E7:.E106])" office:value-type="float" office:value="3.546098718" calcext:value-type="float">
            <text:p>3.546098718</text:p>
          </table:table-cell>
          <table:table-cell table:formula="of:=MEDIAN([.F7:.F106])" office:value-type="float" office:value="0.586180522500003" calcext:value-type="float">
            <text:p>0.586180522500003</text:p>
          </table:table-cell>
          <table:table-cell/>
          <table:table-cell office:value-type="string" calcext:value-type="string">
            <text:p>threads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7:.B106])" office:value-type="float" office:value="5.40531684932" calcext:value-type="float">
            <text:p>5.40531684932</text:p>
          </table:table-cell>
          <table:table-cell table:formula="of:=AVERAGE([.C7:.C106])" office:value-type="float" office:value="8.82161811823" calcext:value-type="float">
            <text:p>8.82161811823</text:p>
          </table:table-cell>
          <table:table-cell table:formula="of:=AVERAGE([.D7:.D106])" office:value-type="float" office:value="11.8903051896735" calcext:value-type="float">
            <text:p>11.8903051896735</text:p>
          </table:table-cell>
          <table:table-cell table:formula="of:=AVERAGE([.E7:.E106])" office:value-type="float" office:value="3.54591207784" calcext:value-type="float">
            <text:p>3.54591207784</text:p>
          </table:table-cell>
          <table:table-cell table:formula="of:=AVERAGE([.F7:.F106])" office:value-type="float" office:value="0.57456068409" calcext:value-type="float">
            <text:p>0.57456068409</text:p>
          </table:table-cell>
          <table:table-cell/>
          <table:table-cell office:value-type="string" calcext:value-type="string">
            <text:p>NUM_WORKER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tandardDeviation</text:p>
          </table:table-cell>
          <table:table-cell table:formula="of:=COM.MICROSOFT.STDEV.S([.B7:.B106])" office:value-type="float" office:value="0.159871798915957" calcext:value-type="float">
            <text:p>0.159871798915957</text:p>
          </table:table-cell>
          <table:table-cell table:formula="of:=COM.MICROSOFT.STDEV.S([.C7:.C106])" office:value-type="float" office:value="0.149506391486958" calcext:value-type="float">
            <text:p>0.149506391486958</text:p>
          </table:table-cell>
          <table:table-cell table:formula="of:=COM.MICROSOFT.STDEV.S([.D7:.D106])" office:value-type="float" office:value="0.227923103833567" calcext:value-type="float">
            <text:p>0.227923103833567</text:p>
          </table:table-cell>
          <table:table-cell table:formula="of:=COM.MICROSOFT.STDEV.S([.E7:.E106])" office:value-type="float" office:value="0.0699413560092284" calcext:value-type="float">
            <text:p>0.0699413560092284</text:p>
          </table:table-cell>
          <table:table-cell table:formula="of:=COM.MICROSOFT.STDEV.S([.F7:.F106])" office:value-type="float" office:value="0.0396398161737619" calcext:value-type="float">
            <text:p>0.0396398161737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tep1</text:p>
          </table:table-cell>
          <table:table-cell office:value-type="string" calcext:value-type="string">
            <text:p>step2</text:p>
          </table:table-cell>
          <table:table-cell office:value-type="string" calcext:value-type="string">
            <text:p>compile</text:p>
          </table:table-cell>
          <table:table-cell office:value-type="string" calcext:value-type="string">
            <text:p>verif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:</text:p>
          </table:table-cell>
          <table:table-cell office:value-type="float" office:value="5.331634399" calcext:value-type="float">
            <text:p>5.331634399</text:p>
          </table:table-cell>
          <table:table-cell office:value-type="float" office:value="9.218446595" calcext:value-type="float">
            <text:p>9.218446595</text:p>
          </table:table-cell>
          <table:table-cell office:value-type="float" office:value="12.849946768" calcext:value-type="float">
            <text:p>12.849946768</text:p>
          </table:table-cell>
          <table:table-cell office:value-type="float" office:value="3.680072498" calcext:value-type="float">
            <text:p>3.680072498</text:p>
          </table:table-cell>
          <table:table-cell office:value-type="float" office:value="0.515937411999999" calcext:value-type="float">
            <text:p>0.515937411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05513508" calcext:value-type="float">
            <text:p>5.305513508</text:p>
          </table:table-cell>
          <table:table-cell office:value-type="float" office:value="8.951971563" calcext:value-type="float">
            <text:p>8.951971563</text:p>
          </table:table-cell>
          <table:table-cell office:value-type="float" office:value="11.879256742" calcext:value-type="float">
            <text:p>11.879256742</text:p>
          </table:table-cell>
          <table:table-cell office:value-type="float" office:value="3.744794103" calcext:value-type="float">
            <text:p>3.744794103</text:p>
          </table:table-cell>
          <table:table-cell office:value-type="float" office:value="0.52950144" calcext:value-type="float">
            <text:p>0.529501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59146091" calcext:value-type="float">
            <text:p>5.359146091</text:p>
          </table:table-cell>
          <table:table-cell office:value-type="float" office:value="8.714008778" calcext:value-type="float">
            <text:p>8.714008778</text:p>
          </table:table-cell>
          <table:table-cell office:value-type="float" office:value="11.835470083" calcext:value-type="float">
            <text:p>11.835470083</text:p>
          </table:table-cell>
          <table:table-cell office:value-type="float" office:value="3.561771463" calcext:value-type="float">
            <text:p>3.561771463</text:p>
          </table:table-cell>
          <table:table-cell office:value-type="float" office:value="0.522518074" calcext:value-type="float">
            <text:p>0.5225180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29437177" calcext:value-type="float">
            <text:p>5.329437177</text:p>
          </table:table-cell>
          <table:table-cell office:value-type="float" office:value="8.700736829" calcext:value-type="float">
            <text:p>8.700736829</text:p>
          </table:table-cell>
          <table:table-cell office:value-type="float" office:value="11.715224005" calcext:value-type="float">
            <text:p>11.715224005</text:p>
          </table:table-cell>
          <table:table-cell office:value-type="float" office:value="3.651687367" calcext:value-type="float">
            <text:p>3.651687367</text:p>
          </table:table-cell>
          <table:table-cell office:value-type="float" office:value="0.511909387000002" calcext:value-type="float">
            <text:p>0.511909387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12052548" calcext:value-type="float">
            <text:p>5.412052548</text:p>
          </table:table-cell>
          <table:table-cell office:value-type="float" office:value="8.808311983" calcext:value-type="float">
            <text:p>8.808311983</text:p>
          </table:table-cell>
          <table:table-cell office:value-type="float" office:value="11.857892205" calcext:value-type="float">
            <text:p>11.857892205</text:p>
          </table:table-cell>
          <table:table-cell office:value-type="float" office:value="3.556950288" calcext:value-type="float">
            <text:p>3.556950288</text:p>
          </table:table-cell>
          <table:table-cell office:value-type="float" office:value="0.506612528" calcext:value-type="float">
            <text:p>0.5066125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82671144" calcext:value-type="float">
            <text:p>5.282671144</text:p>
          </table:table-cell>
          <table:table-cell office:value-type="float" office:value="8.763614403" calcext:value-type="float">
            <text:p>8.763614403</text:p>
          </table:table-cell>
          <table:table-cell office:value-type="float" office:value="11.90546217" calcext:value-type="float">
            <text:p>11.90546217</text:p>
          </table:table-cell>
          <table:table-cell office:value-type="float" office:value="3.60688563" calcext:value-type="float">
            <text:p>3.60688563</text:p>
          </table:table-cell>
          <table:table-cell office:value-type="float" office:value="0.523540746999999" calcext:value-type="float">
            <text:p>0.523540746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6574810500001" calcext:value-type="float">
            <text:p>5.26574810500001</text:p>
          </table:table-cell>
          <table:table-cell office:value-type="float" office:value="8.979195245" calcext:value-type="float">
            <text:p>8.979195245</text:p>
          </table:table-cell>
          <table:table-cell office:value-type="float" office:value="11.644195151" calcext:value-type="float">
            <text:p>11.644195151</text:p>
          </table:table-cell>
          <table:table-cell office:value-type="float" office:value="3.403682239" calcext:value-type="float">
            <text:p>3.403682239</text:p>
          </table:table-cell>
          <table:table-cell office:value-type="float" office:value="0.531139509000001" calcext:value-type="float">
            <text:p>0.531139509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05885505" calcext:value-type="float">
            <text:p>5.205885505</text:p>
          </table:table-cell>
          <table:table-cell office:value-type="float" office:value="8.61780996499999" calcext:value-type="float">
            <text:p>8.61780996499999</text:p>
          </table:table-cell>
          <table:table-cell office:value-type="float" office:value="11.693523189" calcext:value-type="float">
            <text:p>11.693523189</text:p>
          </table:table-cell>
          <table:table-cell office:value-type="float" office:value="3.633747831" calcext:value-type="float">
            <text:p>3.633747831</text:p>
          </table:table-cell>
          <table:table-cell office:value-type="float" office:value="0.510663173999999" calcext:value-type="float">
            <text:p>0.510663173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49960069" calcext:value-type="float">
            <text:p>5.249960069</text:p>
          </table:table-cell>
          <table:table-cell office:value-type="float" office:value="8.646651088" calcext:value-type="float">
            <text:p>8.646651088</text:p>
          </table:table-cell>
          <table:table-cell office:value-type="float" office:value="11.685705471" calcext:value-type="float">
            <text:p>11.685705471</text:p>
          </table:table-cell>
          <table:table-cell office:value-type="float" office:value="3.456651522" calcext:value-type="float">
            <text:p>3.456651522</text:p>
          </table:table-cell>
          <table:table-cell office:value-type="float" office:value="0.515024068999999" calcext:value-type="float">
            <text:p>0.515024068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27496202" calcext:value-type="float">
            <text:p>5.327496202</text:p>
          </table:table-cell>
          <table:table-cell office:value-type="float" office:value="8.852545488" calcext:value-type="float">
            <text:p>8.852545488</text:p>
          </table:table-cell>
          <table:table-cell office:value-type="float" office:value="11.792794785" calcext:value-type="float">
            <text:p>11.792794785</text:p>
          </table:table-cell>
          <table:table-cell office:value-type="float" office:value="3.48920654" calcext:value-type="float">
            <text:p>3.48920654</text:p>
          </table:table-cell>
          <table:table-cell office:value-type="float" office:value="0.514817010999999" calcext:value-type="float">
            <text:p>0.514817010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89828176" calcext:value-type="float">
            <text:p>5.289828176</text:p>
          </table:table-cell>
          <table:table-cell office:value-type="float" office:value="8.611407918" calcext:value-type="float">
            <text:p>8.611407918</text:p>
          </table:table-cell>
          <table:table-cell office:value-type="float" office:value="11.683647864" calcext:value-type="float">
            <text:p>11.683647864</text:p>
          </table:table-cell>
          <table:table-cell office:value-type="float" office:value="3.524564779" calcext:value-type="float">
            <text:p>3.524564779</text:p>
          </table:table-cell>
          <table:table-cell office:value-type="float" office:value="0.530303755000001" calcext:value-type="float">
            <text:p>0.530303755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532520342" calcext:value-type="float">
            <text:p>5.532520342</text:p>
          </table:table-cell>
          <table:table-cell office:value-type="float" office:value="8.946651637" calcext:value-type="float">
            <text:p>8.946651637</text:p>
          </table:table-cell>
          <table:table-cell office:value-type="float" office:value="11.70637233" calcext:value-type="float">
            <text:p>11.70637233</text:p>
          </table:table-cell>
          <table:table-cell office:value-type="float" office:value="3.532231828" calcext:value-type="float">
            <text:p>3.532231828</text:p>
          </table:table-cell>
          <table:table-cell office:value-type="float" office:value="0.520245702" calcext:value-type="float">
            <text:p>0.5202457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9649353399999" calcext:value-type="float">
            <text:p>5.29649353399999</text:p>
          </table:table-cell>
          <table:table-cell office:value-type="float" office:value="8.624559669" calcext:value-type="float">
            <text:p>8.624559669</text:p>
          </table:table-cell>
          <table:table-cell office:value-type="float" office:value="11.709289384" calcext:value-type="float">
            <text:p>11.709289384</text:p>
          </table:table-cell>
          <table:table-cell office:value-type="float" office:value="3.426812861" calcext:value-type="float">
            <text:p>3.426812861</text:p>
          </table:table-cell>
          <table:table-cell office:value-type="float" office:value="0.637592425999999" calcext:value-type="float">
            <text:p>0.637592425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71706511" calcext:value-type="float">
            <text:p>5.371706511</text:p>
          </table:table-cell>
          <table:table-cell office:value-type="float" office:value="8.594146595" calcext:value-type="float">
            <text:p>8.594146595</text:p>
          </table:table-cell>
          <table:table-cell office:value-type="float" office:value="11.809246467" calcext:value-type="float">
            <text:p>11.809246467</text:p>
          </table:table-cell>
          <table:table-cell office:value-type="float" office:value="3.607999989" calcext:value-type="float">
            <text:p>3.607999989</text:p>
          </table:table-cell>
          <table:table-cell office:value-type="float" office:value="0.508001894000001" calcext:value-type="float">
            <text:p>0.508001894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7659460400001" calcext:value-type="float">
            <text:p>5.27659460400001</text:p>
          </table:table-cell>
          <table:table-cell office:value-type="float" office:value="8.70294005399998" calcext:value-type="float">
            <text:p>8.70294005399998</text:p>
          </table:table-cell>
          <table:table-cell office:value-type="float" office:value="11.646563863" calcext:value-type="float">
            <text:p>11.646563863</text:p>
          </table:table-cell>
          <table:table-cell office:value-type="float" office:value="3.452734048" calcext:value-type="float">
            <text:p>3.452734048</text:p>
          </table:table-cell>
          <table:table-cell office:value-type="float" office:value="0.518919877" calcext:value-type="float">
            <text:p>0.5189198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65254837" calcext:value-type="float">
            <text:p>5.365254837</text:p>
          </table:table-cell>
          <table:table-cell office:value-type="float" office:value="8.82916892599998" calcext:value-type="float">
            <text:p>8.82916892599998</text:p>
          </table:table-cell>
          <table:table-cell office:value-type="float" office:value="11.763178916" calcext:value-type="float">
            <text:p>11.763178916</text:p>
          </table:table-cell>
          <table:table-cell office:value-type="float" office:value="3.47310947999999" calcext:value-type="float">
            <text:p>3.47310947999999</text:p>
          </table:table-cell>
          <table:table-cell office:value-type="float" office:value="0.504352193999999" calcext:value-type="float">
            <text:p>0.504352193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6131840799999" calcext:value-type="float">
            <text:p>5.36131840799999</text:p>
          </table:table-cell>
          <table:table-cell office:value-type="float" office:value="9.01114950100001" calcext:value-type="float">
            <text:p>9.01114950100001</text:p>
          </table:table-cell>
          <table:table-cell office:value-type="float" office:value="12.089370034" calcext:value-type="float">
            <text:p>12.089370034</text:p>
          </table:table-cell>
          <table:table-cell office:value-type="float" office:value="3.547883384" calcext:value-type="float">
            <text:p>3.547883384</text:p>
          </table:table-cell>
          <table:table-cell office:value-type="float" office:value="0.500289461" calcext:value-type="float">
            <text:p>0.5002894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24893098" calcext:value-type="float">
            <text:p>5.224893098</text:p>
          </table:table-cell>
          <table:table-cell office:value-type="float" office:value="8.596697502" calcext:value-type="float">
            <text:p>8.596697502</text:p>
          </table:table-cell>
          <table:table-cell office:value-type="float" office:value="11.738610242" calcext:value-type="float">
            <text:p>11.738610242</text:p>
          </table:table-cell>
          <table:table-cell office:value-type="float" office:value="3.55308695699999" calcext:value-type="float">
            <text:p>3.55308695699999</text:p>
          </table:table-cell>
          <table:table-cell office:value-type="float" office:value="0.510711434000001" calcext:value-type="float">
            <text:p>0.510711434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57397761" calcext:value-type="float">
            <text:p>5.257397761</text:p>
          </table:table-cell>
          <table:table-cell office:value-type="float" office:value="8.791464252" calcext:value-type="float">
            <text:p>8.791464252</text:p>
          </table:table-cell>
          <table:table-cell office:value-type="float" office:value="11.674387489" calcext:value-type="float">
            <text:p>11.674387489</text:p>
          </table:table-cell>
          <table:table-cell office:value-type="float" office:value="3.44461927299999" calcext:value-type="float">
            <text:p>3.44461927299999</text:p>
          </table:table-cell>
          <table:table-cell office:value-type="float" office:value="0.502037167000002" calcext:value-type="float">
            <text:p>0.502037167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567057445" calcext:value-type="float">
            <text:p>5.567057445</text:p>
          </table:table-cell>
          <table:table-cell office:value-type="float" office:value="8.82412340800001" calcext:value-type="float">
            <text:p>8.82412340800001</text:p>
          </table:table-cell>
          <table:table-cell office:value-type="float" office:value="11.71894253" calcext:value-type="float">
            <text:p>11.71894253</text:p>
          </table:table-cell>
          <table:table-cell office:value-type="float" office:value="3.653827842" calcext:value-type="float">
            <text:p>3.653827842</text:p>
          </table:table-cell>
          <table:table-cell office:value-type="float" office:value="0.521110481" calcext:value-type="float">
            <text:p>0.5211104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02325559" calcext:value-type="float">
            <text:p>5.302325559</text:p>
          </table:table-cell>
          <table:table-cell office:value-type="float" office:value="8.62090616800002" calcext:value-type="float">
            <text:p>8.62090616800002</text:p>
          </table:table-cell>
          <table:table-cell office:value-type="float" office:value="11.705724726" calcext:value-type="float">
            <text:p>11.705724726</text:p>
          </table:table-cell>
          <table:table-cell office:value-type="float" office:value="3.541962589" calcext:value-type="float">
            <text:p>3.541962589</text:p>
          </table:table-cell>
          <table:table-cell office:value-type="float" office:value="0.515750230999998" calcext:value-type="float">
            <text:p>0.515750230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8906071799999" calcext:value-type="float">
            <text:p>5.28906071799999</text:p>
          </table:table-cell>
          <table:table-cell office:value-type="float" office:value="8.844162259" calcext:value-type="float">
            <text:p>8.844162259</text:p>
          </table:table-cell>
          <table:table-cell office:value-type="float" office:value="11.596438458" calcext:value-type="float">
            <text:p>11.596438458</text:p>
          </table:table-cell>
          <table:table-cell office:value-type="float" office:value="3.491340285" calcext:value-type="float">
            <text:p>3.491340285</text:p>
          </table:table-cell>
          <table:table-cell office:value-type="float" office:value="0.524220425" calcext:value-type="float">
            <text:p>0.5242204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4451611699999" calcext:value-type="float">
            <text:p>5.24451611699999</text:p>
          </table:table-cell>
          <table:table-cell office:value-type="float" office:value="8.59548593400003" calcext:value-type="float">
            <text:p>8.59548593400003</text:p>
          </table:table-cell>
          <table:table-cell office:value-type="float" office:value="11.70316357" calcext:value-type="float">
            <text:p>11.70316357</text:p>
          </table:table-cell>
          <table:table-cell office:value-type="float" office:value="3.531073221" calcext:value-type="float">
            <text:p>3.531073221</text:p>
          </table:table-cell>
          <table:table-cell office:value-type="float" office:value="0.505897744999998" calcext:value-type="float">
            <text:p>0.505897744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9594196599998" calcext:value-type="float">
            <text:p>5.29594196599998</text:p>
          </table:table-cell>
          <table:table-cell office:value-type="float" office:value="8.792016841" calcext:value-type="float">
            <text:p>8.792016841</text:p>
          </table:table-cell>
          <table:table-cell office:value-type="float" office:value="11.684620507" calcext:value-type="float">
            <text:p>11.684620507</text:p>
          </table:table-cell>
          <table:table-cell office:value-type="float" office:value="3.601539347" calcext:value-type="float">
            <text:p>3.601539347</text:p>
          </table:table-cell>
          <table:table-cell office:value-type="float" office:value="0.527897796999998" calcext:value-type="float">
            <text:p>0.527897796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0672218699998" calcext:value-type="float">
            <text:p>5.40672218699998</text:p>
          </table:table-cell>
          <table:table-cell office:value-type="float" office:value="8.75315962399999" calcext:value-type="float">
            <text:p>8.75315962399999</text:p>
          </table:table-cell>
          <table:table-cell office:value-type="float" office:value="11.643899205" calcext:value-type="float">
            <text:p>11.643899205</text:p>
          </table:table-cell>
          <table:table-cell office:value-type="float" office:value="3.47932487699999" calcext:value-type="float">
            <text:p>3.47932487699999</text:p>
          </table:table-cell>
          <table:table-cell office:value-type="float" office:value="0.541354133000001" calcext:value-type="float">
            <text:p>0.541354133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6307072600001" calcext:value-type="float">
            <text:p>5.26307072600001</text:p>
          </table:table-cell>
          <table:table-cell office:value-type="float" office:value="8.72619421099999" calcext:value-type="float">
            <text:p>8.72619421099999</text:p>
          </table:table-cell>
          <table:table-cell office:value-type="float" office:value="11.762114241" calcext:value-type="float">
            <text:p>11.762114241</text:p>
          </table:table-cell>
          <table:table-cell office:value-type="float" office:value="3.660785445" calcext:value-type="float">
            <text:p>3.660785445</text:p>
          </table:table-cell>
          <table:table-cell office:value-type="float" office:value="0.519391793000003" calcext:value-type="float">
            <text:p>0.519391793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86646461" calcext:value-type="float">
            <text:p>5.286646461</text:p>
          </table:table-cell>
          <table:table-cell office:value-type="float" office:value="8.69237137800001" calcext:value-type="float">
            <text:p>8.69237137800001</text:p>
          </table:table-cell>
          <table:table-cell office:value-type="float" office:value="11.735192377" calcext:value-type="float">
            <text:p>11.735192377</text:p>
          </table:table-cell>
          <table:table-cell office:value-type="float" office:value="3.566235038" calcext:value-type="float">
            <text:p>3.566235038</text:p>
          </table:table-cell>
          <table:table-cell office:value-type="float" office:value="0.532150160000001" calcext:value-type="float">
            <text:p>0.53215016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3503411100002" calcext:value-type="float">
            <text:p>5.33503411100002</text:p>
          </table:table-cell>
          <table:table-cell office:value-type="float" office:value="8.87187012500002" calcext:value-type="float">
            <text:p>8.87187012500002</text:p>
          </table:table-cell>
          <table:table-cell office:value-type="float" office:value="11.830329203" calcext:value-type="float">
            <text:p>11.830329203</text:p>
          </table:table-cell>
          <table:table-cell office:value-type="float" office:value="3.49897374999999" calcext:value-type="float">
            <text:p>3.49897374999999</text:p>
          </table:table-cell>
          <table:table-cell office:value-type="float" office:value="0.526450302000001" calcext:value-type="float">
            <text:p>0.526450302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7526972000001" calcext:value-type="float">
            <text:p>5.27526972000001</text:p>
          </table:table-cell>
          <table:table-cell office:value-type="float" office:value="8.60295686599996" calcext:value-type="float">
            <text:p>8.60295686599996</text:p>
          </table:table-cell>
          <table:table-cell office:value-type="float" office:value="11.902974205" calcext:value-type="float">
            <text:p>11.902974205</text:p>
          </table:table-cell>
          <table:table-cell office:value-type="float" office:value="3.527673132" calcext:value-type="float">
            <text:p>3.527673132</text:p>
          </table:table-cell>
          <table:table-cell office:value-type="float" office:value="0.574982303000001" calcext:value-type="float">
            <text:p>0.574982303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15228286" calcext:value-type="float">
            <text:p>5.315228286</text:p>
          </table:table-cell>
          <table:table-cell office:value-type="float" office:value="8.68044305600005" calcext:value-type="float">
            <text:p>8.68044305600005</text:p>
          </table:table-cell>
          <table:table-cell office:value-type="float" office:value="11.767086297" calcext:value-type="float">
            <text:p>11.767086297</text:p>
          </table:table-cell>
          <table:table-cell office:value-type="float" office:value="3.62040953599999" calcext:value-type="float">
            <text:p>3.62040953599999</text:p>
          </table:table-cell>
          <table:table-cell office:value-type="float" office:value="0.599218058000002" calcext:value-type="float">
            <text:p>0.599218058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5030374900001" calcext:value-type="float">
            <text:p>5.25030374900001</text:p>
          </table:table-cell>
          <table:table-cell office:value-type="float" office:value="8.69925211900001" calcext:value-type="float">
            <text:p>8.69925211900001</text:p>
          </table:table-cell>
          <table:table-cell office:value-type="float" office:value="11.819237674" calcext:value-type="float">
            <text:p>11.819237674</text:p>
          </table:table-cell>
          <table:table-cell office:value-type="float" office:value="3.47969439700001" calcext:value-type="float">
            <text:p>3.47969439700001</text:p>
          </table:table-cell>
          <table:table-cell office:value-type="float" office:value="0.598293315999999" calcext:value-type="float">
            <text:p>0.598293315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51532251699999" calcext:value-type="float">
            <text:p>5.51532251699999</text:p>
          </table:table-cell>
          <table:table-cell office:value-type="float" office:value="8.76039371400001" calcext:value-type="float">
            <text:p>8.76039371400001</text:p>
          </table:table-cell>
          <table:table-cell office:value-type="float" office:value="11.390981774" calcext:value-type="float">
            <text:p>11.390981774</text:p>
          </table:table-cell>
          <table:table-cell office:value-type="float" office:value="3.541259056" calcext:value-type="float">
            <text:p>3.541259056</text:p>
          </table:table-cell>
          <table:table-cell office:value-type="float" office:value="0.603279370999997" calcext:value-type="float">
            <text:p>0.6032793709999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4436517499998" calcext:value-type="float">
            <text:p>5.34436517499998</text:p>
          </table:table-cell>
          <table:table-cell office:value-type="float" office:value="8.89270688300003" calcext:value-type="float">
            <text:p>8.89270688300003</text:p>
          </table:table-cell>
          <table:table-cell office:value-type="float" office:value="11.700473221" calcext:value-type="float">
            <text:p>11.700473221</text:p>
          </table:table-cell>
          <table:table-cell office:value-type="float" office:value="3.47279977000001" calcext:value-type="float">
            <text:p>3.47279977000001</text:p>
          </table:table-cell>
          <table:table-cell office:value-type="float" office:value="0.5790952" calcext:value-type="float">
            <text:p>0.5790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68866629" calcext:value-type="float">
            <text:p>5.268866629</text:p>
          </table:table-cell>
          <table:table-cell office:value-type="float" office:value="8.603374572" calcext:value-type="float">
            <text:p>8.603374572</text:p>
          </table:table-cell>
          <table:table-cell office:value-type="float" office:value="11.722999421" calcext:value-type="float">
            <text:p>11.722999421</text:p>
          </table:table-cell>
          <table:table-cell office:value-type="float" office:value="3.49931102899999" calcext:value-type="float">
            <text:p>3.49931102899999</text:p>
          </table:table-cell>
          <table:table-cell office:value-type="float" office:value="0.599496712" calcext:value-type="float">
            <text:p>0.5994967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66730924" calcext:value-type="float">
            <text:p>5.266730924</text:p>
          </table:table-cell>
          <table:table-cell office:value-type="float" office:value="8.96594115299999" calcext:value-type="float">
            <text:p>8.96594115299999</text:p>
          </table:table-cell>
          <table:table-cell office:value-type="float" office:value="11.780609246" calcext:value-type="float">
            <text:p>11.780609246</text:p>
          </table:table-cell>
          <table:table-cell office:value-type="float" office:value="3.544314052" calcext:value-type="float">
            <text:p>3.544314052</text:p>
          </table:table-cell>
          <table:table-cell office:value-type="float" office:value="0.606404791000001" calcext:value-type="float">
            <text:p>0.606404791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528326149" calcext:value-type="float">
            <text:p>5.528326149</text:p>
          </table:table-cell>
          <table:table-cell office:value-type="float" office:value="8.76406024199998" calcext:value-type="float">
            <text:p>8.76406024199998</text:p>
          </table:table-cell>
          <table:table-cell office:value-type="float" office:value="11.860155843" calcext:value-type="float">
            <text:p>11.860155843</text:p>
          </table:table-cell>
          <table:table-cell office:value-type="float" office:value="3.55331246099999" calcext:value-type="float">
            <text:p>3.55331246099999</text:p>
          </table:table-cell>
          <table:table-cell office:value-type="float" office:value="0.607277467" calcext:value-type="float">
            <text:p>0.6072774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6046367899998" calcext:value-type="float">
            <text:p>5.36046367899998</text:p>
          </table:table-cell>
          <table:table-cell office:value-type="float" office:value="8.59925865099998" calcext:value-type="float">
            <text:p>8.59925865099998</text:p>
          </table:table-cell>
          <table:table-cell office:value-type="float" office:value="11.8749846880001" calcext:value-type="float">
            <text:p>11.8749846880001</text:p>
          </table:table-cell>
          <table:table-cell office:value-type="float" office:value="3.50594528299998" calcext:value-type="float">
            <text:p>3.50594528299998</text:p>
          </table:table-cell>
          <table:table-cell office:value-type="float" office:value="0.597833062000002" calcext:value-type="float">
            <text:p>0.597833062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0278834599999" calcext:value-type="float">
            <text:p>5.40278834599999</text:p>
          </table:table-cell>
          <table:table-cell office:value-type="float" office:value="8.84402651500004" calcext:value-type="float">
            <text:p>8.84402651500004</text:p>
          </table:table-cell>
          <table:table-cell office:value-type="float" office:value="12.117247467" calcext:value-type="float">
            <text:p>12.117247467</text:p>
          </table:table-cell>
          <table:table-cell office:value-type="float" office:value="3.62931364799998" calcext:value-type="float">
            <text:p>3.62931364799998</text:p>
          </table:table-cell>
          <table:table-cell office:value-type="float" office:value="0.595245701" calcext:value-type="float">
            <text:p>0.5952457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6075962100001" calcext:value-type="float">
            <text:p>5.36075962100001</text:p>
          </table:table-cell>
          <table:table-cell office:value-type="float" office:value="8.61122532500001" calcext:value-type="float">
            <text:p>8.61122532500001</text:p>
          </table:table-cell>
          <table:table-cell office:value-type="float" office:value="11.696804054" calcext:value-type="float">
            <text:p>11.696804054</text:p>
          </table:table-cell>
          <table:table-cell office:value-type="float" office:value="3.558006849" calcext:value-type="float">
            <text:p>3.558006849</text:p>
          </table:table-cell>
          <table:table-cell office:value-type="float" office:value="0.592868926999996" calcext:value-type="float">
            <text:p>0.592868926999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0678618000003" calcext:value-type="float">
            <text:p>5.40678618000003</text:p>
          </table:table-cell>
          <table:table-cell office:value-type="float" office:value="8.67232581400004" calcext:value-type="float">
            <text:p>8.67232581400004</text:p>
          </table:table-cell>
          <table:table-cell office:value-type="float" office:value="11.507513735" calcext:value-type="float">
            <text:p>11.507513735</text:p>
          </table:table-cell>
          <table:table-cell office:value-type="float" office:value="3.51899376400001" calcext:value-type="float">
            <text:p>3.51899376400001</text:p>
          </table:table-cell>
          <table:table-cell office:value-type="float" office:value="0.584347830999999" calcext:value-type="float">
            <text:p>0.584347830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4695109399999" calcext:value-type="float">
            <text:p>5.34695109399999</text:p>
          </table:table-cell>
          <table:table-cell office:value-type="float" office:value="8.67331443600001" calcext:value-type="float">
            <text:p>8.67331443600001</text:p>
          </table:table-cell>
          <table:table-cell office:value-type="float" office:value="11.899901886" calcext:value-type="float">
            <text:p>11.899901886</text:p>
          </table:table-cell>
          <table:table-cell office:value-type="float" office:value="3.55515623399999" calcext:value-type="float">
            <text:p>3.55515623399999</text:p>
          </table:table-cell>
          <table:table-cell office:value-type="float" office:value="0.610070676000003" calcext:value-type="float">
            <text:p>0.610070676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5327838499998" calcext:value-type="float">
            <text:p>5.35327838499998</text:p>
          </table:table-cell>
          <table:table-cell office:value-type="float" office:value="8.63647893699998" calcext:value-type="float">
            <text:p>8.63647893699998</text:p>
          </table:table-cell>
          <table:table-cell office:value-type="float" office:value="11.828149008" calcext:value-type="float">
            <text:p>11.828149008</text:p>
          </table:table-cell>
          <table:table-cell office:value-type="float" office:value="3.66091850200002" calcext:value-type="float">
            <text:p>3.66091850200002</text:p>
          </table:table-cell>
          <table:table-cell office:value-type="float" office:value="0.600229406999999" calcext:value-type="float">
            <text:p>0.600229406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4307177899999" calcext:value-type="float">
            <text:p>5.34307177899999</text:p>
          </table:table-cell>
          <table:table-cell office:value-type="float" office:value="8.83886439499998" calcext:value-type="float">
            <text:p>8.83886439499998</text:p>
          </table:table-cell>
          <table:table-cell office:value-type="float" office:value="11.781119267" calcext:value-type="float">
            <text:p>11.781119267</text:p>
          </table:table-cell>
          <table:table-cell office:value-type="float" office:value="3.45035080300001" calcext:value-type="float">
            <text:p>3.45035080300001</text:p>
          </table:table-cell>
          <table:table-cell office:value-type="float" office:value="0.583582761000005" calcext:value-type="float">
            <text:p>0.583582761000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93696394" calcext:value-type="float">
            <text:p>5.393696394</text:p>
          </table:table-cell>
          <table:table-cell office:value-type="float" office:value="8.81471449599997" calcext:value-type="float">
            <text:p>8.81471449599997</text:p>
          </table:table-cell>
          <table:table-cell office:value-type="float" office:value="11.727877145" calcext:value-type="float">
            <text:p>11.727877145</text:p>
          </table:table-cell>
          <table:table-cell office:value-type="float" office:value="3.60360333000001" calcext:value-type="float">
            <text:p>3.60360333000001</text:p>
          </table:table-cell>
          <table:table-cell office:value-type="float" office:value="0.596731889000002" calcext:value-type="float">
            <text:p>0.596731889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588762655" calcext:value-type="float">
            <text:p>5.588762655</text:p>
          </table:table-cell>
          <table:table-cell office:value-type="float" office:value="8.84228826400003" calcext:value-type="float">
            <text:p>8.84228826400003</text:p>
          </table:table-cell>
          <table:table-cell office:value-type="float" office:value="11.7431977210001" calcext:value-type="float">
            <text:p>11.7431977210001</text:p>
          </table:table-cell>
          <table:table-cell office:value-type="float" office:value="3.47089154499999" calcext:value-type="float">
            <text:p>3.47089154499999</text:p>
          </table:table-cell>
          <table:table-cell office:value-type="float" office:value="0.597036913000004" calcext:value-type="float">
            <text:p>0.597036913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9984696599998" calcext:value-type="float">
            <text:p>5.29984696599998</text:p>
          </table:table-cell>
          <table:table-cell office:value-type="float" office:value="8.74149248200003" calcext:value-type="float">
            <text:p>8.74149248200003</text:p>
          </table:table-cell>
          <table:table-cell office:value-type="float" office:value="11.168122482" calcext:value-type="float">
            <text:p>11.168122482</text:p>
          </table:table-cell>
          <table:table-cell office:value-type="float" office:value="3.452814342" calcext:value-type="float">
            <text:p>3.452814342</text:p>
          </table:table-cell>
          <table:table-cell office:value-type="float" office:value="0.606587686999999" calcext:value-type="float">
            <text:p>0.606587686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1200378900001" calcext:value-type="float">
            <text:p>5.31200378900001</text:p>
          </table:table-cell>
          <table:table-cell office:value-type="float" office:value="8.71957728999999" calcext:value-type="float">
            <text:p>8.71957728999999</text:p>
          </table:table-cell>
          <table:table-cell office:value-type="float" office:value="12.100969358" calcext:value-type="float">
            <text:p>12.100969358</text:p>
          </table:table-cell>
          <table:table-cell office:value-type="float" office:value="3.55958008499999" calcext:value-type="float">
            <text:p>3.55958008499999</text:p>
          </table:table-cell>
          <table:table-cell office:value-type="float" office:value="0.594534425999998" calcext:value-type="float">
            <text:p>0.594534425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0613683199999" calcext:value-type="float">
            <text:p>5.40613683199999</text:p>
          </table:table-cell>
          <table:table-cell office:value-type="float" office:value="8.73299251299998" calcext:value-type="float">
            <text:p>8.73299251299998</text:p>
          </table:table-cell>
          <table:table-cell office:value-type="float" office:value="11.8273283289999" calcext:value-type="float">
            <text:p>11.8273283289999</text:p>
          </table:table-cell>
          <table:table-cell office:value-type="float" office:value="3.573166745" calcext:value-type="float">
            <text:p>3.573166745</text:p>
          </table:table-cell>
          <table:table-cell office:value-type="float" office:value="0.594579448999997" calcext:value-type="float">
            <text:p>0.5945794489999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8905931600003" calcext:value-type="float">
            <text:p>5.28905931600003</text:p>
          </table:table-cell>
          <table:table-cell office:value-type="float" office:value="8.849280837" calcext:value-type="float">
            <text:p>8.849280837</text:p>
          </table:table-cell>
          <table:table-cell office:value-type="float" office:value="11.839196032" calcext:value-type="float">
            <text:p>11.839196032</text:p>
          </table:table-cell>
          <table:table-cell office:value-type="float" office:value="3.47488809999998" calcext:value-type="float">
            <text:p>3.47488809999998</text:p>
          </table:table-cell>
          <table:table-cell office:value-type="float" office:value="0.595948979000001" calcext:value-type="float">
            <text:p>0.595948979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0064745999995" calcext:value-type="float">
            <text:p>5.30064745999995</text:p>
          </table:table-cell>
          <table:table-cell office:value-type="float" office:value="8.80314106499997" calcext:value-type="float">
            <text:p>8.80314106499997</text:p>
          </table:table-cell>
          <table:table-cell office:value-type="float" office:value="11.83729101" calcext:value-type="float">
            <text:p>11.83729101</text:p>
          </table:table-cell>
          <table:table-cell office:value-type="float" office:value="3.58681280799999" calcext:value-type="float">
            <text:p>3.58681280799999</text:p>
          </table:table-cell>
          <table:table-cell office:value-type="float" office:value="0.750457235999995" calcext:value-type="float">
            <text:p>0.7504572359999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6227886600001" calcext:value-type="float">
            <text:p>5.36227886600001</text:p>
          </table:table-cell>
          <table:table-cell office:value-type="float" office:value="8.79981420600001" calcext:value-type="float">
            <text:p>8.79981420600001</text:p>
          </table:table-cell>
          <table:table-cell office:value-type="float" office:value="11.881343587" calcext:value-type="float">
            <text:p>11.881343587</text:p>
          </table:table-cell>
          <table:table-cell office:value-type="float" office:value="3.521555696" calcext:value-type="float">
            <text:p>3.521555696</text:p>
          </table:table-cell>
          <table:table-cell office:value-type="float" office:value="0.596761908999994" calcext:value-type="float">
            <text:p>0.596761908999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63253073" calcext:value-type="float">
            <text:p>5.463253073</text:p>
          </table:table-cell>
          <table:table-cell office:value-type="float" office:value="8.855820435" calcext:value-type="float">
            <text:p>8.855820435</text:p>
          </table:table-cell>
          <table:table-cell office:value-type="float" office:value="11.850705344" calcext:value-type="float">
            <text:p>11.850705344</text:p>
          </table:table-cell>
          <table:table-cell office:value-type="float" office:value="3.50773217100001" calcext:value-type="float">
            <text:p>3.50773217100001</text:p>
          </table:table-cell>
          <table:table-cell office:value-type="float" office:value="0.591452021999998" calcext:value-type="float">
            <text:p>0.591452021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0848320800002" calcext:value-type="float">
            <text:p>5.40848320800002</text:p>
          </table:table-cell>
          <table:table-cell office:value-type="float" office:value="8.79856283899996" calcext:value-type="float">
            <text:p>8.79856283899996</text:p>
          </table:table-cell>
          <table:table-cell office:value-type="float" office:value="11.9713385620001" calcext:value-type="float">
            <text:p>11.9713385620001</text:p>
          </table:table-cell>
          <table:table-cell office:value-type="float" office:value="3.54397899800001" calcext:value-type="float">
            <text:p>3.54397899800001</text:p>
          </table:table-cell>
          <table:table-cell office:value-type="float" office:value="0.578082500000004" calcext:value-type="float">
            <text:p>0.5780825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38483802" calcext:value-type="float">
            <text:p>5.438483802</text:p>
          </table:table-cell>
          <table:table-cell office:value-type="float" office:value="8.78430410899996" calcext:value-type="float">
            <text:p>8.78430410899996</text:p>
          </table:table-cell>
          <table:table-cell office:value-type="float" office:value="12.0862927140001" calcext:value-type="float">
            <text:p>12.0862927140001</text:p>
          </table:table-cell>
          <table:table-cell office:value-type="float" office:value="3.52808184999999" calcext:value-type="float">
            <text:p>3.52808184999999</text:p>
          </table:table-cell>
          <table:table-cell office:value-type="float" office:value="0.610831456" calcext:value-type="float">
            <text:p>0.6108314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0185589899996" calcext:value-type="float">
            <text:p>5.40185589899996</text:p>
          </table:table-cell>
          <table:table-cell office:value-type="float" office:value="8.77862140800001" calcext:value-type="float">
            <text:p>8.77862140800001</text:p>
          </table:table-cell>
          <table:table-cell office:value-type="float" office:value="11.835338556" calcext:value-type="float">
            <text:p>11.835338556</text:p>
          </table:table-cell>
          <table:table-cell office:value-type="float" office:value="3.49608688299998" calcext:value-type="float">
            <text:p>3.49608688299998</text:p>
          </table:table-cell>
          <table:table-cell office:value-type="float" office:value="0.611175300000003" calcext:value-type="float">
            <text:p>0.6111753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50586002700002" calcext:value-type="float">
            <text:p>5.50586002700002</text:p>
          </table:table-cell>
          <table:table-cell office:value-type="float" office:value="8.73242845900002" calcext:value-type="float">
            <text:p>8.73242845900002</text:p>
          </table:table-cell>
          <table:table-cell office:value-type="float" office:value="11.877420361" calcext:value-type="float">
            <text:p>11.877420361</text:p>
          </table:table-cell>
          <table:table-cell office:value-type="float" office:value="3.586755393" calcext:value-type="float">
            <text:p>3.586755393</text:p>
          </table:table-cell>
          <table:table-cell office:value-type="float" office:value="0.610892589000003" calcext:value-type="float">
            <text:p>0.610892589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750163091" calcext:value-type="float">
            <text:p>5.750163091</text:p>
          </table:table-cell>
          <table:table-cell office:value-type="float" office:value="8.716339393" calcext:value-type="float">
            <text:p>8.716339393</text:p>
          </table:table-cell>
          <table:table-cell office:value-type="float" office:value="11.8273602990001" calcext:value-type="float">
            <text:p>11.8273602990001</text:p>
          </table:table-cell>
          <table:table-cell office:value-type="float" office:value="3.556433101" calcext:value-type="float">
            <text:p>3.556433101</text:p>
          </table:table-cell>
          <table:table-cell office:value-type="float" office:value="0.583967095" calcext:value-type="float">
            <text:p>0.5839670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8516882000002" calcext:value-type="float">
            <text:p>5.48516882000002</text:p>
          </table:table-cell>
          <table:table-cell office:value-type="float" office:value="8.76936175799999" calcext:value-type="float">
            <text:p>8.76936175799999</text:p>
          </table:table-cell>
          <table:table-cell office:value-type="float" office:value="11.789915563" calcext:value-type="float">
            <text:p>11.789915563</text:p>
          </table:table-cell>
          <table:table-cell office:value-type="float" office:value="3.48905038999999" calcext:value-type="float">
            <text:p>3.48905038999999</text:p>
          </table:table-cell>
          <table:table-cell office:value-type="float" office:value="0.583136011000002" calcext:value-type="float">
            <text:p>0.583136011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8186689299997" calcext:value-type="float">
            <text:p>5.38186689299997</text:p>
          </table:table-cell>
          <table:table-cell office:value-type="float" office:value="8.68426989699993" calcext:value-type="float">
            <text:p>8.68426989699993</text:p>
          </table:table-cell>
          <table:table-cell office:value-type="float" office:value="11.811320697" calcext:value-type="float">
            <text:p>11.811320697</text:p>
          </table:table-cell>
          <table:table-cell office:value-type="float" office:value="3.59343422" calcext:value-type="float">
            <text:p>3.59343422</text:p>
          </table:table-cell>
          <table:table-cell office:value-type="float" office:value="0.585215262999998" calcext:value-type="float">
            <text:p>0.585215262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8594015800004" calcext:value-type="float">
            <text:p>5.38594015800004</text:p>
          </table:table-cell>
          <table:table-cell office:value-type="float" office:value="8.93337806400005" calcext:value-type="float">
            <text:p>8.93337806400005</text:p>
          </table:table-cell>
          <table:table-cell office:value-type="float" office:value="11.7575377069999" calcext:value-type="float">
            <text:p>11.7575377069999</text:p>
          </table:table-cell>
          <table:table-cell office:value-type="float" office:value="3.55491990899999" calcext:value-type="float">
            <text:p>3.55491990899999</text:p>
          </table:table-cell>
          <table:table-cell office:value-type="float" office:value="0.591507538999998" calcext:value-type="float">
            <text:p>0.591507538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5278689500003" calcext:value-type="float">
            <text:p>5.45278689500003</text:p>
          </table:table-cell>
          <table:table-cell office:value-type="float" office:value="8.701539231" calcext:value-type="float">
            <text:p>8.701539231</text:p>
          </table:table-cell>
          <table:table-cell office:value-type="float" office:value="11.8627457730001" calcext:value-type="float">
            <text:p>11.8627457730001</text:p>
          </table:table-cell>
          <table:table-cell office:value-type="float" office:value="3.416287767" calcext:value-type="float">
            <text:p>3.416287767</text:p>
          </table:table-cell>
          <table:table-cell office:value-type="float" office:value="0.598811809999999" calcext:value-type="float">
            <text:p>0.598811809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2686109000002" calcext:value-type="float">
            <text:p>5.42686109000002</text:p>
          </table:table-cell>
          <table:table-cell office:value-type="float" office:value="8.87737705100002" calcext:value-type="float">
            <text:p>8.87737705100002</text:p>
          </table:table-cell>
          <table:table-cell office:value-type="float" office:value="11.8351528789999" calcext:value-type="float">
            <text:p>11.8351528789999</text:p>
          </table:table-cell>
          <table:table-cell office:value-type="float" office:value="3.584195206" calcext:value-type="float">
            <text:p>3.584195206</text:p>
          </table:table-cell>
          <table:table-cell office:value-type="float" office:value="0.609462197999994" calcext:value-type="float">
            <text:p>0.609462197999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53015072599996" calcext:value-type="float">
            <text:p>5.53015072599996</text:p>
          </table:table-cell>
          <table:table-cell office:value-type="float" office:value="8.75933310000005" calcext:value-type="float">
            <text:p>8.75933310000005</text:p>
          </table:table-cell>
          <table:table-cell office:value-type="float" office:value="11.896495874" calcext:value-type="float">
            <text:p>11.896495874</text:p>
          </table:table-cell>
          <table:table-cell office:value-type="float" office:value="3.54915321300001" calcext:value-type="float">
            <text:p>3.54915321300001</text:p>
          </table:table-cell>
          <table:table-cell office:value-type="float" office:value="0.589782532999998" calcext:value-type="float">
            <text:p>0.589782532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6523321799998" calcext:value-type="float">
            <text:p>5.46523321799998</text:p>
          </table:table-cell>
          <table:table-cell office:value-type="float" office:value="8.73554360900004" calcext:value-type="float">
            <text:p>8.73554360900004</text:p>
          </table:table-cell>
          <table:table-cell office:value-type="float" office:value="11.832459849" calcext:value-type="float">
            <text:p>11.832459849</text:p>
          </table:table-cell>
          <table:table-cell office:value-type="float" office:value="3.53139988899999" calcext:value-type="float">
            <text:p>3.53139988899999</text:p>
          </table:table-cell>
          <table:table-cell office:value-type="float" office:value="0.579397913000001" calcext:value-type="float">
            <text:p>0.579397913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7414506700001" calcext:value-type="float">
            <text:p>5.37414506700001</text:p>
          </table:table-cell>
          <table:table-cell office:value-type="float" office:value="8.87373361600004" calcext:value-type="float">
            <text:p>8.87373361600004</text:p>
          </table:table-cell>
          <table:table-cell office:value-type="float" office:value="12.7431709039999" calcext:value-type="float">
            <text:p>12.7431709039999</text:p>
          </table:table-cell>
          <table:table-cell office:value-type="float" office:value="3.61275329199998" calcext:value-type="float">
            <text:p>3.61275329199998</text:p>
          </table:table-cell>
          <table:table-cell office:value-type="float" office:value="0.593177094999999" calcext:value-type="float">
            <text:p>0.593177094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0461760200001" calcext:value-type="float">
            <text:p>5.40461760200001</text:p>
          </table:table-cell>
          <table:table-cell office:value-type="float" office:value="8.81159677000006" calcext:value-type="float">
            <text:p>8.81159677000006</text:p>
          </table:table-cell>
          <table:table-cell office:value-type="float" office:value="12.4112707110001" calcext:value-type="float">
            <text:p>12.4112707110001</text:p>
          </table:table-cell>
          <table:table-cell office:value-type="float" office:value="3.59311237000002" calcext:value-type="float">
            <text:p>3.59311237000002</text:p>
          </table:table-cell>
          <table:table-cell office:value-type="float" office:value="0.581230574000001" calcext:value-type="float">
            <text:p>0.581230574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4826122600003" calcext:value-type="float">
            <text:p>5.34826122600003</text:p>
          </table:table-cell>
          <table:table-cell office:value-type="float" office:value="8.92020736599993" calcext:value-type="float">
            <text:p>8.92020736599993</text:p>
          </table:table-cell>
          <table:table-cell office:value-type="float" office:value="11.9021747699999" calcext:value-type="float">
            <text:p>11.9021747699999</text:p>
          </table:table-cell>
          <table:table-cell office:value-type="float" office:value="3.460552249" calcext:value-type="float">
            <text:p>3.460552249</text:p>
          </table:table-cell>
          <table:table-cell office:value-type="float" office:value="0.595112491" calcext:value-type="float">
            <text:p>0.5951124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0472691199998" calcext:value-type="float">
            <text:p>5.10472691199998</text:p>
          </table:table-cell>
          <table:table-cell office:value-type="float" office:value="8.71230461800005" calcext:value-type="float">
            <text:p>8.71230461800005</text:p>
          </table:table-cell>
          <table:table-cell office:value-type="float" office:value="12.1365041040001" calcext:value-type="float">
            <text:p>12.1365041040001</text:p>
          </table:table-cell>
          <table:table-cell office:value-type="float" office:value="3.48747787799998" calcext:value-type="float">
            <text:p>3.48747787799998</text:p>
          </table:table-cell>
          <table:table-cell office:value-type="float" office:value="0.583183223" calcext:value-type="float">
            <text:p>0.5831832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8234344100003" calcext:value-type="float">
            <text:p>5.18234344100003</text:p>
          </table:table-cell>
          <table:table-cell office:value-type="float" office:value="8.77510715499998" calcext:value-type="float">
            <text:p>8.77510715499998</text:p>
          </table:table-cell>
          <table:table-cell office:value-type="float" office:value="11.9210791590001" calcext:value-type="float">
            <text:p>11.9210791590001</text:p>
          </table:table-cell>
          <table:table-cell office:value-type="float" office:value="3.773244309" calcext:value-type="float">
            <text:p>3.773244309</text:p>
          </table:table-cell>
          <table:table-cell office:value-type="float" office:value="0.574234893000001" calcext:value-type="float">
            <text:p>0.574234893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902412755" calcext:value-type="float">
            <text:p>4.902412755</text:p>
          </table:table-cell>
          <table:table-cell office:value-type="float" office:value="8.92877246999997" calcext:value-type="float">
            <text:p>8.92877246999997</text:p>
          </table:table-cell>
          <table:table-cell office:value-type="float" office:value="11.834467775" calcext:value-type="float">
            <text:p>11.834467775</text:p>
          </table:table-cell>
          <table:table-cell office:value-type="float" office:value="3.558569758" calcext:value-type="float">
            <text:p>3.558569758</text:p>
          </table:table-cell>
          <table:table-cell office:value-type="float" office:value="0.580888064999999" calcext:value-type="float">
            <text:p>0.580888064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87316912799998" calcext:value-type="float">
            <text:p>4.87316912799998</text:p>
          </table:table-cell>
          <table:table-cell office:value-type="float" office:value="8.87992890900001" calcext:value-type="float">
            <text:p>8.87992890900001</text:p>
          </table:table-cell>
          <table:table-cell office:value-type="float" office:value="11.924145089" calcext:value-type="float">
            <text:p>11.924145089</text:p>
          </table:table-cell>
          <table:table-cell office:value-type="float" office:value="3.42893000199998" calcext:value-type="float">
            <text:p>3.42893000199998</text:p>
          </table:table-cell>
          <table:table-cell office:value-type="float" office:value="0.576991728000001" calcext:value-type="float">
            <text:p>0.576991728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0231637700001" calcext:value-type="float">
            <text:p>5.40231637700001</text:p>
          </table:table-cell>
          <table:table-cell office:value-type="float" office:value="8.79247719700006" calcext:value-type="float">
            <text:p>8.79247719700006</text:p>
          </table:table-cell>
          <table:table-cell office:value-type="float" office:value="11.953320399" calcext:value-type="float">
            <text:p>11.953320399</text:p>
          </table:table-cell>
          <table:table-cell office:value-type="float" office:value="3.57977081700001" calcext:value-type="float">
            <text:p>3.57977081700001</text:p>
          </table:table-cell>
          <table:table-cell office:value-type="float" office:value="0.583431025999998" calcext:value-type="float">
            <text:p>0.583431025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72034880899999" calcext:value-type="float">
            <text:p>5.72034880899999</text:p>
          </table:table-cell>
          <table:table-cell office:value-type="float" office:value="8.86385440199997" calcext:value-type="float">
            <text:p>8.86385440199997</text:p>
          </table:table-cell>
          <table:table-cell office:value-type="float" office:value="11.94932966" calcext:value-type="float">
            <text:p>11.94932966</text:p>
          </table:table-cell>
          <table:table-cell office:value-type="float" office:value="3.51632943300001" calcext:value-type="float">
            <text:p>3.51632943300001</text:p>
          </table:table-cell>
          <table:table-cell office:value-type="float" office:value="0.605466166000006" calcext:value-type="float">
            <text:p>0.605466166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7110970999999" calcext:value-type="float">
            <text:p>5.47110970999999</text:p>
          </table:table-cell>
          <table:table-cell office:value-type="float" office:value="8.71869006899989" calcext:value-type="float">
            <text:p>8.71869006899989</text:p>
          </table:table-cell>
          <table:table-cell office:value-type="float" office:value="11.9347647139999" calcext:value-type="float">
            <text:p>11.9347647139999</text:p>
          </table:table-cell>
          <table:table-cell office:value-type="float" office:value="3.50755766799999" calcext:value-type="float">
            <text:p>3.50755766799999</text:p>
          </table:table-cell>
          <table:table-cell office:value-type="float" office:value="0.581695461999996" calcext:value-type="float">
            <text:p>0.581695461999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53003947000002" calcext:value-type="float">
            <text:p>5.53003947000002</text:p>
          </table:table-cell>
          <table:table-cell office:value-type="float" office:value="8.86792289699998" calcext:value-type="float">
            <text:p>8.86792289699998</text:p>
          </table:table-cell>
          <table:table-cell office:value-type="float" office:value="12.136430633" calcext:value-type="float">
            <text:p>12.136430633</text:p>
          </table:table-cell>
          <table:table-cell office:value-type="float" office:value="3.52874432599999" calcext:value-type="float">
            <text:p>3.52874432599999</text:p>
          </table:table-cell>
          <table:table-cell office:value-type="float" office:value="0.586069528" calcext:value-type="float">
            <text:p>0.5860695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8832717" calcext:value-type="float">
            <text:p>5.48832717</text:p>
          </table:table-cell>
          <table:table-cell office:value-type="float" office:value="8.93576092300005" calcext:value-type="float">
            <text:p>8.93576092300005</text:p>
          </table:table-cell>
          <table:table-cell office:value-type="float" office:value="11.988110262" calcext:value-type="float">
            <text:p>11.988110262</text:p>
          </table:table-cell>
          <table:table-cell office:value-type="float" office:value="3.62902157099999" calcext:value-type="float">
            <text:p>3.62902157099999</text:p>
          </table:table-cell>
          <table:table-cell office:value-type="float" office:value="0.591072881" calcext:value-type="float">
            <text:p>0.5910728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75999484300002" calcext:value-type="float">
            <text:p>5.75999484300002</text:p>
          </table:table-cell>
          <table:table-cell office:value-type="float" office:value="8.92752701099997" calcext:value-type="float">
            <text:p>8.92752701099997</text:p>
          </table:table-cell>
          <table:table-cell office:value-type="float" office:value="11.980024402" calcext:value-type="float">
            <text:p>11.980024402</text:p>
          </table:table-cell>
          <table:table-cell office:value-type="float" office:value="3.50353318900004" calcext:value-type="float">
            <text:p>3.50353318900004</text:p>
          </table:table-cell>
          <table:table-cell office:value-type="float" office:value="0.575895239000005" calcext:value-type="float">
            <text:p>0.575895239000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9081225799996" calcext:value-type="float">
            <text:p>5.49081225799996</text:p>
          </table:table-cell>
          <table:table-cell office:value-type="float" office:value="8.84994884600001" calcext:value-type="float">
            <text:p>8.84994884600001</text:p>
          </table:table-cell>
          <table:table-cell office:value-type="float" office:value="11.9664880870001" calcext:value-type="float">
            <text:p>11.9664880870001</text:p>
          </table:table-cell>
          <table:table-cell office:value-type="float" office:value="3.62105213600001" calcext:value-type="float">
            <text:p>3.62105213600001</text:p>
          </table:table-cell>
          <table:table-cell office:value-type="float" office:value="0.597447615999998" calcext:value-type="float">
            <text:p>0.597447615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4891546399996" calcext:value-type="float">
            <text:p>5.44891546399996</text:p>
          </table:table-cell>
          <table:table-cell office:value-type="float" office:value="8.77289212700003" calcext:value-type="float">
            <text:p>8.77289212700003</text:p>
          </table:table-cell>
          <table:table-cell office:value-type="float" office:value="11.9850068130001" calcext:value-type="float">
            <text:p>11.9850068130001</text:p>
          </table:table-cell>
          <table:table-cell office:value-type="float" office:value="3.56160808799998" calcext:value-type="float">
            <text:p>3.56160808799998</text:p>
          </table:table-cell>
          <table:table-cell office:value-type="float" office:value="0.596899673" calcext:value-type="float">
            <text:p>0.5968996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76104715" calcext:value-type="float">
            <text:p>5.76104715</text:p>
          </table:table-cell>
          <table:table-cell office:value-type="float" office:value="8.90142371799995" calcext:value-type="float">
            <text:p>8.90142371799995</text:p>
          </table:table-cell>
          <table:table-cell office:value-type="float" office:value="12.283694201" calcext:value-type="float">
            <text:p>12.283694201</text:p>
          </table:table-cell>
          <table:table-cell office:value-type="float" office:value="3.44088730900001" calcext:value-type="float">
            <text:p>3.44088730900001</text:p>
          </table:table-cell>
          <table:table-cell office:value-type="float" office:value="0.591948787000001" calcext:value-type="float">
            <text:p>0.591948787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8674281299999" calcext:value-type="float">
            <text:p>5.48674281299999</text:p>
          </table:table-cell>
          <table:table-cell office:value-type="float" office:value="8.85154628600006" calcext:value-type="float">
            <text:p>8.85154628600006</text:p>
          </table:table-cell>
          <table:table-cell office:value-type="float" office:value="12.1820549359999" calcext:value-type="float">
            <text:p>12.1820549359999</text:p>
          </table:table-cell>
          <table:table-cell office:value-type="float" office:value="3.57644415599998" calcext:value-type="float">
            <text:p>3.57644415599998</text:p>
          </table:table-cell>
          <table:table-cell office:value-type="float" office:value="0.587270675" calcext:value-type="float">
            <text:p>0.5872706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4721487999999" calcext:value-type="float">
            <text:p>5.44721487999999</text:p>
          </table:table-cell>
          <table:table-cell office:value-type="float" office:value="8.9961539090001" calcext:value-type="float">
            <text:p>8.9961539090001</text:p>
          </table:table-cell>
          <table:table-cell office:value-type="float" office:value="11.84221194" calcext:value-type="float">
            <text:p>11.84221194</text:p>
          </table:table-cell>
          <table:table-cell office:value-type="float" office:value="3.58326604199997" calcext:value-type="float">
            <text:p>3.58326604199997</text:p>
          </table:table-cell>
          <table:table-cell office:value-type="float" office:value="0.593276623999998" calcext:value-type="float">
            <text:p>0.593276623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26063562" calcext:value-type="float">
            <text:p>5.426063562</text:p>
          </table:table-cell>
          <table:table-cell office:value-type="float" office:value="8.93931052099995" calcext:value-type="float">
            <text:p>8.93931052099995</text:p>
          </table:table-cell>
          <table:table-cell office:value-type="float" office:value="12.065926119" calcext:value-type="float">
            <text:p>12.065926119</text:p>
          </table:table-cell>
          <table:table-cell office:value-type="float" office:value="3.511360636" calcext:value-type="float">
            <text:p>3.511360636</text:p>
          </table:table-cell>
          <table:table-cell office:value-type="float" office:value="0.602813383999994" calcext:value-type="float">
            <text:p>0.602813383999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7623576099996" calcext:value-type="float">
            <text:p>5.47623576099996</text:p>
          </table:table-cell>
          <table:table-cell office:value-type="float" office:value="8.86302497799997" calcext:value-type="float">
            <text:p>8.86302497799997</text:p>
          </table:table-cell>
          <table:table-cell office:value-type="float" office:value="11.983210696" calcext:value-type="float">
            <text:p>11.983210696</text:p>
          </table:table-cell>
          <table:table-cell office:value-type="float" office:value="3.66458019800001" calcext:value-type="float">
            <text:p>3.66458019800001</text:p>
          </table:table-cell>
          <table:table-cell office:value-type="float" office:value="0.624341947000001" calcext:value-type="float">
            <text:p>0.624341947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83229743400001" calcext:value-type="float">
            <text:p>5.83229743400001</text:p>
          </table:table-cell>
          <table:table-cell office:value-type="float" office:value="8.63725214700005" calcext:value-type="float">
            <text:p>8.63725214700005</text:p>
          </table:table-cell>
          <table:table-cell office:value-type="float" office:value="12.090152551" calcext:value-type="float">
            <text:p>12.090152551</text:p>
          </table:table-cell>
          <table:table-cell office:value-type="float" office:value="3.55740940800001" calcext:value-type="float">
            <text:p>3.55740940800001</text:p>
          </table:table-cell>
          <table:table-cell office:value-type="float" office:value="0.586291517000005" calcext:value-type="float">
            <text:p>0.586291517000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51733278500004" calcext:value-type="float">
            <text:p>5.51733278500004</text:p>
          </table:table-cell>
          <table:table-cell office:value-type="float" office:value="9.30930061299994" calcext:value-type="float">
            <text:p>9.30930061299994</text:p>
          </table:table-cell>
          <table:table-cell office:value-type="float" office:value="12.0245242090001" calcext:value-type="float">
            <text:p>12.0245242090001</text:p>
          </table:table-cell>
          <table:table-cell office:value-type="float" office:value="3.47732117100002" calcext:value-type="float">
            <text:p>3.47732117100002</text:p>
          </table:table-cell>
          <table:table-cell office:value-type="float" office:value="0.582445119999997" calcext:value-type="float">
            <text:p>0.5824451199999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9190637400001" calcext:value-type="float">
            <text:p>5.49190637400001</text:p>
          </table:table-cell>
          <table:table-cell office:value-type="float" office:value="9.075369481" calcext:value-type="float">
            <text:p>9.075369481</text:p>
          </table:table-cell>
          <table:table-cell office:value-type="float" office:value="12.0760400189999" calcext:value-type="float">
            <text:p>12.0760400189999</text:p>
          </table:table-cell>
          <table:table-cell office:value-type="float" office:value="3.572890808" calcext:value-type="float">
            <text:p>3.572890808</text:p>
          </table:table-cell>
          <table:table-cell office:value-type="float" office:value="0.586890172" calcext:value-type="float">
            <text:p>0.5868901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8025048500003" calcext:value-type="float">
            <text:p>5.48025048500003</text:p>
          </table:table-cell>
          <table:table-cell office:value-type="float" office:value="8.92196455399995" calcext:value-type="float">
            <text:p>8.92196455399995</text:p>
          </table:table-cell>
          <table:table-cell office:value-type="float" office:value="12.1402407270001" calcext:value-type="float">
            <text:p>12.1402407270001</text:p>
          </table:table-cell>
          <table:table-cell office:value-type="float" office:value="3.60382398699998" calcext:value-type="float">
            <text:p>3.60382398699998</text:p>
          </table:table-cell>
          <table:table-cell office:value-type="float" office:value="0.603312167999997" calcext:value-type="float">
            <text:p>0.6033121679999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97708216" calcext:value-type="float">
            <text:p>5.497708216</text:p>
          </table:table-cell>
          <table:table-cell office:value-type="float" office:value="9.07637567999994" calcext:value-type="float">
            <text:p>9.07637567999994</text:p>
          </table:table-cell>
          <table:table-cell office:value-type="float" office:value="11.9857556040001" calcext:value-type="float">
            <text:p>11.9857556040001</text:p>
          </table:table-cell>
          <table:table-cell office:value-type="float" office:value="3.42873827699997" calcext:value-type="float">
            <text:p>3.42873827699997</text:p>
          </table:table-cell>
          <table:table-cell office:value-type="float" office:value="0.611330096999998" calcext:value-type="float">
            <text:p>0.611330096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58454013600003" calcext:value-type="float">
            <text:p>5.58454013600003</text:p>
          </table:table-cell>
          <table:table-cell office:value-type="float" office:value="8.95241977299994" calcext:value-type="float">
            <text:p>8.95241977299994</text:p>
          </table:table-cell>
          <table:table-cell office:value-type="float" office:value="12.038876653" calcext:value-type="float">
            <text:p>12.038876653</text:p>
          </table:table-cell>
          <table:table-cell office:value-type="float" office:value="3.59124708499998" calcext:value-type="float">
            <text:p>3.59124708499998</text:p>
          </table:table-cell>
          <table:table-cell office:value-type="float" office:value="0.567077646999998" calcext:value-type="float">
            <text:p>0.567077646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54709350399999" calcext:value-type="float">
            <text:p>5.54709350399999</text:p>
          </table:table-cell>
          <table:table-cell office:value-type="float" office:value="9.28388812600006" calcext:value-type="float">
            <text:p>9.28388812600006</text:p>
          </table:table-cell>
          <table:table-cell office:value-type="float" office:value="11.9629606950001" calcext:value-type="float">
            <text:p>11.9629606950001</text:p>
          </table:table-cell>
          <table:table-cell office:value-type="float" office:value="3.59984635200002" calcext:value-type="float">
            <text:p>3.59984635200002</text:p>
          </table:table-cell>
          <table:table-cell office:value-type="float" office:value="0.576338208000001" calcext:value-type="float">
            <text:p>0.576338208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0041343200003" calcext:value-type="float">
            <text:p>5.30041343200003</text:p>
          </table:table-cell>
          <table:table-cell office:value-type="float" office:value="8.983748288" calcext:value-type="float">
            <text:p>8.983748288</text:p>
          </table:table-cell>
          <table:table-cell office:value-type="float" office:value="12.1011474820001" calcext:value-type="float">
            <text:p>12.1011474820001</text:p>
          </table:table-cell>
          <table:table-cell office:value-type="float" office:value="3.49256641200004" calcext:value-type="float">
            <text:p>3.49256641200004</text:p>
          </table:table-cell>
          <table:table-cell office:value-type="float" office:value="0.583116353999998" calcext:value-type="float">
            <text:p>0.583116353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74086866700003" calcext:value-type="float">
            <text:p>5.74086866700003</text:p>
          </table:table-cell>
          <table:table-cell office:value-type="float" office:value="8.89969370800001" calcext:value-type="float">
            <text:p>8.89969370800001</text:p>
          </table:table-cell>
          <table:table-cell office:value-type="float" office:value="12.0528955639999" calcext:value-type="float">
            <text:p>12.0528955639999</text:p>
          </table:table-cell>
          <table:table-cell office:value-type="float" office:value="3.53695377199998" calcext:value-type="float">
            <text:p>3.53695377199998</text:p>
          </table:table-cell>
          <table:table-cell office:value-type="float" office:value="0.587807809999998" calcext:value-type="float">
            <text:p>0.58780780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50616605900001" calcext:value-type="float">
            <text:p>5.50616605900001</text:p>
          </table:table-cell>
          <table:table-cell office:value-type="float" office:value="9.22534328699997" calcext:value-type="float">
            <text:p>9.22534328699997</text:p>
          </table:table-cell>
          <table:table-cell office:value-type="float" office:value="12.1696041369999" calcext:value-type="float">
            <text:p>12.1696041369999</text:p>
          </table:table-cell>
          <table:table-cell office:value-type="float" office:value="3.59079365000001" calcext:value-type="float">
            <text:p>3.59079365000001</text:p>
          </table:table-cell>
          <table:table-cell office:value-type="float" office:value="0.603484574000002" calcext:value-type="float">
            <text:p>0.603484574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0485334799998" calcext:value-type="float">
            <text:p>5.40485334799998</text:p>
          </table:table-cell>
          <table:table-cell office:value-type="float" office:value="8.889991163" calcext:value-type="float">
            <text:p>8.889991163</text:p>
          </table:table-cell>
          <table:table-cell office:value-type="float" office:value="12.0137372920001" calcext:value-type="float">
            <text:p>12.0137372920001</text:p>
          </table:table-cell>
          <table:table-cell office:value-type="float" office:value="3.49139437600004" calcext:value-type="float">
            <text:p>3.49139437600004</text:p>
          </table:table-cell>
          <table:table-cell office:value-type="float" office:value="0.589369430999999" calcext:value-type="float">
            <text:p>0.589369430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79734366600006" calcext:value-type="float">
            <text:p>5.79734366600006</text:p>
          </table:table-cell>
          <table:table-cell office:value-type="float" office:value="8.91736788200005" calcext:value-type="float">
            <text:p>8.91736788200005</text:p>
          </table:table-cell>
          <table:table-cell office:value-type="float" office:value="12.1221703349999" calcext:value-type="float">
            <text:p>12.1221703349999</text:p>
          </table:table-cell>
          <table:table-cell office:value-type="float" office:value="3.62415356400004" calcext:value-type="float">
            <text:p>3.62415356400004</text:p>
          </table:table-cell>
          <table:table-cell office:value-type="float" office:value="0.581872414000012" calcext:value-type="float">
            <text:p>0.5818724140000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59780568999995" calcext:value-type="float">
            <text:p>5.59780568999995</text:p>
          </table:table-cell>
          <table:table-cell office:value-type="float" office:value="9.05804166500003" calcext:value-type="float">
            <text:p>9.05804166500003</text:p>
          </table:table-cell>
          <table:table-cell office:value-type="float" office:value="12.112892518" calcext:value-type="float">
            <text:p>12.112892518</text:p>
          </table:table-cell>
          <table:table-cell office:value-type="float" office:value="3.55456621900003" calcext:value-type="float">
            <text:p>3.55456621900003</text:p>
          </table:table-cell>
          <table:table-cell office:value-type="float" office:value="0.595605456999998" calcext:value-type="float">
            <text:p>0.595605456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55301429600001" calcext:value-type="float">
            <text:p>5.55301429600001</text:p>
          </table:table-cell>
          <table:table-cell office:value-type="float" office:value="8.94001260699995" calcext:value-type="float">
            <text:p>8.94001260699995</text:p>
          </table:table-cell>
          <table:table-cell office:value-type="float" office:value="12.1653158249999" calcext:value-type="float">
            <text:p>12.1653158249999</text:p>
          </table:table-cell>
          <table:table-cell office:value-type="float" office:value="3.47562934400002" calcext:value-type="float">
            <text:p>3.47562934400002</text:p>
          </table:table-cell>
          <table:table-cell office:value-type="float" office:value="0.587925670000012" calcext:value-type="float">
            <text:p>0.5879256700000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69396623300004" calcext:value-type="float">
            <text:p>5.69396623300004</text:p>
          </table:table-cell>
          <table:table-cell office:value-type="float" office:value="8.89179630099994" calcext:value-type="float">
            <text:p>8.89179630099994</text:p>
          </table:table-cell>
          <table:table-cell/>
          <table:table-cell office:value-type="float" office:value="3.54329218300001" calcext:value-type="float">
            <text:p>3.54329218300001</text:p>
          </table:table-cell>
          <table:table-cell office:value-type="float" office:value="0.589044848000005" calcext:value-type="float">
            <text:p>0.589044848000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6430148900009" calcext:value-type="float">
            <text:p>5.46430148900009</text:p>
          </table:table-cell>
          <table:table-cell office:value-type="float" office:value="8.960491637" calcext:value-type="float">
            <text:p>8.960491637</text:p>
          </table:table-cell>
          <table:table-cell/>
          <table:table-cell office:value-type="float" office:value="3.63995111800003" calcext:value-type="float">
            <text:p>3.63995111800003</text:p>
          </table:table-cell>
          <table:table-cell office:value-type="float" office:value="0.604791216999991" calcext:value-type="float">
            <text:p>0.604791216999991</text:p>
          </table:table-cell>
          <table:table-cell table:number-columns-repeated="3"/>
        </table:table-row>
      </table:table>
      <table:table table:name="benchft-worker-3" table:style-name="ta1">
        <table:shapes>
          <draw:frame draw:z-index="0" draw:style-name="gr1" draw:text-style-name="P1" svg:width="6.2988in" svg:height="3.5429in" svg:x="7.0232in" svg:y="1.3016in">
            <draw:object draw:notify-on-update-of-ranges="'benchft-worker-3'.B6:'benchft-worker-3'.B6 'benchft-worker-3'.B7:'benchft-worker-3'.B56 'benchft-worker-3'.C6:'benchft-worker-3'.C6 'benchft-worker-3'.C7:'benchft-worker-3'.C56 'benchft-worker-3'.D6:'benchft-worker-3'.D6 'benchft-worker-3'.D7:'benchft-worker-3'.D56 'benchft-worker-3'.E6:'benchft-worker-3'.E6 'benchft-worker-3'.E7:'benchft-worker-3'.E56 'benchft-worker-3'.F6:'benchft-worker-3'.F6 'benchft-worker-3'.F7:'benchft-worker-3'.F56 'benchft-worker-3'.G6:'benchft-worker-3'.G6 'benchft-worker-3'.G7:'benchft-worker-3'.G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minimum</text:p>
          </table:table-cell>
          <table:table-cell table:formula="of:=MIN([.B7:.B56])" office:value-type="float" office:value="7.80212332300001" calcext:value-type="float">
            <text:p>7.80212332300001</text:p>
          </table:table-cell>
          <table:table-cell table:formula="of:=MIN([.C7:.C56])" office:value-type="float" office:value="23.112444829" calcext:value-type="float">
            <text:p>23.112444829</text:p>
          </table:table-cell>
          <table:table-cell table:formula="of:=MIN([.D7:.D56])" office:value-type="float" office:value="38.184200586" calcext:value-type="float">
            <text:p>38.184200586</text:p>
          </table:table-cell>
          <table:table-cell table:formula="of:=MIN([.E7:.E56])" office:value-type="float" office:value="53.673080226" calcext:value-type="float">
            <text:p>53.673080226</text:p>
          </table:table-cell>
          <table:table-cell table:formula="of:=MIN([.F7:.F56])" office:value-type="float" office:value="69.146024406" calcext:value-type="float">
            <text:p>69.146024406</text:p>
          </table:table-cell>
          <table:table-cell table:formula="of:=MIN([.G7:.G56])" office:value-type="float" office:value="84.316125498" calcext:value-type="float">
            <text:p>84.316125498</text:p>
          </table:table-cell>
          <table:table-cell/>
          <table:table-cell office:value-type="string" calcext:value-type="string">
            <text:p>CPU:</text:p>
          </table:table-cell>
          <table:table-cell office:value-type="string" calcext:value-type="string">
            <text:p>AMD EPYC 9274F 24-Core Processor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table:formula="of:=MAX([.B7:.B56])" office:value-type="float" office:value="9.79777232999999" calcext:value-type="float">
            <text:p>9.79777232999999</text:p>
          </table:table-cell>
          <table:table-cell table:formula="of:=MAX([.C7:.C56])" office:value-type="float" office:value="27.757111617" calcext:value-type="float">
            <text:p>27.757111617</text:p>
          </table:table-cell>
          <table:table-cell table:formula="of:=MAX([.D7:.D56])" office:value-type="float" office:value="43.492966166" calcext:value-type="float">
            <text:p>43.492966166</text:p>
          </table:table-cell>
          <table:table-cell table:formula="of:=MAX([.E7:.E56])" office:value-type="float" office:value="59.808532833" calcext:value-type="float">
            <text:p>59.808532833</text:p>
          </table:table-cell>
          <table:table-cell table:formula="of:=MAX([.F7:.F56])" office:value-type="float" office:value="77.506202177" calcext:value-type="float">
            <text:p>77.506202177</text:p>
          </table:table-cell>
          <table:table-cell table:formula="of:=MAX([.G7:.G56])" office:value-type="float" office:value="92.688365541" calcext:value-type="float">
            <text:p>92.688365541</text:p>
          </table:table-cell>
          <table:table-cell/>
          <table:table-cell office:value-type="string" calcext:value-type="string">
            <text:p>cores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7:.B56])" office:value-type="float" office:value="8.19009704250001" calcext:value-type="float">
            <text:p>8.19009704250001</text:p>
          </table:table-cell>
          <table:table-cell table:formula="of:=MEDIAN([.C7:.C56])" office:value-type="float" office:value="23.5322282315" calcext:value-type="float">
            <text:p>23.5322282315</text:p>
          </table:table-cell>
          <table:table-cell table:formula="of:=MEDIAN([.D7:.D56])" office:value-type="float" office:value="38.8351027265001" calcext:value-type="float">
            <text:p>38.8351027265001</text:p>
          </table:table-cell>
          <table:table-cell table:formula="of:=MEDIAN([.E7:.E56])" office:value-type="float" office:value="54.3563965670001" calcext:value-type="float">
            <text:p>54.3563965670001</text:p>
          </table:table-cell>
          <table:table-cell table:formula="of:=MEDIAN([.F7:.F56])" office:value-type="float" office:value="70.9295101725" calcext:value-type="float">
            <text:p>70.9295101725</text:p>
          </table:table-cell>
          <table:table-cell table:formula="of:=MEDIAN([.G7:.G56])" office:value-type="float" office:value="85.627863874" calcext:value-type="float">
            <text:p>85.627863874</text:p>
          </table:table-cell>
          <table:table-cell/>
          <table:table-cell office:value-type="string" calcext:value-type="string">
            <text:p>threads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7:.B56])" office:value-type="float" office:value="8.4226464784" calcext:value-type="float">
            <text:p>8.4226464784</text:p>
          </table:table-cell>
          <table:table-cell table:formula="of:=AVERAGE([.C7:.C56])" office:value-type="float" office:value="23.83394402016" calcext:value-type="float">
            <text:p>23.83394402016</text:p>
          </table:table-cell>
          <table:table-cell table:formula="of:=AVERAGE([.D7:.D56])" office:value-type="float" office:value="39.40662893144" calcext:value-type="float">
            <text:p>39.40662893144</text:p>
          </table:table-cell>
          <table:table-cell table:formula="of:=AVERAGE([.E7:.E56])" office:value-type="float" office:value="55.1358736794" calcext:value-type="float">
            <text:p>55.1358736794</text:p>
          </table:table-cell>
          <table:table-cell table:formula="of:=AVERAGE([.F7:.F56])" office:value-type="float" office:value="71.81701178428" calcext:value-type="float">
            <text:p>71.81701178428</text:p>
          </table:table-cell>
          <table:table-cell table:formula="of:=AVERAGE([.G7:.G56])" office:value-type="float" office:value="87.1868236835" calcext:value-type="float">
            <text:p>87.1868236835</text:p>
          </table:table-cell>
          <table:table-cell/>
          <table:table-cell office:value-type="string" calcext:value-type="string">
            <text:p>NUM_WORKER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tandardDeviation</text:p>
          </table:table-cell>
          <table:table-cell table:formula="of:=COM.MICROSOFT.STDEV.S([.B7:.B56])" office:value-type="float" office:value="0.501279057515744" calcext:value-type="float">
            <text:p>0.501279057515744</text:p>
          </table:table-cell>
          <table:table-cell table:formula="of:=COM.MICROSOFT.STDEV.S([.C7:.C56])" office:value-type="float" office:value="0.84815687057829" calcext:value-type="float">
            <text:p>0.84815687057829</text:p>
          </table:table-cell>
          <table:table-cell table:formula="of:=COM.MICROSOFT.STDEV.S([.D7:.D56])" office:value-type="float" office:value="1.26001283282945" calcext:value-type="float">
            <text:p>1.26001283282945</text:p>
          </table:table-cell>
          <table:table-cell table:formula="of:=COM.MICROSOFT.STDEV.S([.E7:.E56])" office:value-type="float" office:value="1.61416322674266" calcext:value-type="float">
            <text:p>1.61416322674266</text:p>
          </table:table-cell>
          <table:table-cell table:formula="of:=COM.MICROSOFT.STDEV.S([.F7:.F56])" office:value-type="float" office:value="2.34630345911098" calcext:value-type="float">
            <text:p>2.34630345911098</text:p>
          </table:table-cell>
          <table:table-cell table:formula="of:=COM.MICROSOFT.STDEV.S([.G7:.G56])" office:value-type="float" office:value="2.62181842965779" calcext:value-type="float">
            <text:p>2.62181842965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predecess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:</text:p>
          </table:table-cell>
          <table:table-cell office:value-type="float" office:value="9.351649363" calcext:value-type="float">
            <text:p>9.351649363</text:p>
          </table:table-cell>
          <table:table-cell office:value-type="float" office:value="26.101714011" calcext:value-type="float">
            <text:p>26.101714011</text:p>
          </table:table-cell>
          <table:table-cell office:value-type="float" office:value="43.492966166" calcext:value-type="float">
            <text:p>43.492966166</text:p>
          </table:table-cell>
          <table:table-cell office:value-type="float" office:value="58.686141923" calcext:value-type="float">
            <text:p>58.686141923</text:p>
          </table:table-cell>
          <table:table-cell office:value-type="float" office:value="74.787438448" calcext:value-type="float">
            <text:p>74.787438448</text:p>
          </table:table-cell>
          <table:table-cell office:value-type="float" office:value="91.251144314" calcext:value-type="float">
            <text:p>91.2511443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313471422" calcext:value-type="float">
            <text:p>9.313471422</text:p>
          </table:table-cell>
          <table:table-cell office:value-type="float" office:value="23.871265993" calcext:value-type="float">
            <text:p>23.871265993</text:p>
          </table:table-cell>
          <table:table-cell office:value-type="float" office:value="40.522707022" calcext:value-type="float">
            <text:p>40.522707022</text:p>
          </table:table-cell>
          <table:table-cell office:value-type="float" office:value="57.28362035" calcext:value-type="float">
            <text:p>57.28362035</text:p>
          </table:table-cell>
          <table:table-cell office:value-type="float" office:value="73.381021949" calcext:value-type="float">
            <text:p>73.381021949</text:p>
          </table:table-cell>
          <table:table-cell office:value-type="float" office:value="90.105078263" calcext:value-type="float">
            <text:p>90.1050782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344618384" calcext:value-type="float">
            <text:p>9.344618384</text:p>
          </table:table-cell>
          <table:table-cell office:value-type="float" office:value="25.650540386" calcext:value-type="float">
            <text:p>25.650540386</text:p>
          </table:table-cell>
          <table:table-cell office:value-type="float" office:value="41.163425655" calcext:value-type="float">
            <text:p>41.163425655</text:p>
          </table:table-cell>
          <table:table-cell office:value-type="float" office:value="56.58963428" calcext:value-type="float">
            <text:p>56.58963428</text:p>
          </table:table-cell>
          <table:table-cell office:value-type="float" office:value="71.450779446" calcext:value-type="float">
            <text:p>71.450779446</text:p>
          </table:table-cell>
          <table:table-cell office:value-type="float" office:value="85.749901826" calcext:value-type="float">
            <text:p>85.7499018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786641711" calcext:value-type="float">
            <text:p>8.786641711</text:p>
          </table:table-cell>
          <table:table-cell office:value-type="float" office:value="24.523214479" calcext:value-type="float">
            <text:p>24.523214479</text:p>
          </table:table-cell>
          <table:table-cell office:value-type="float" office:value="40.601817413" calcext:value-type="float">
            <text:p>40.601817413</text:p>
          </table:table-cell>
          <table:table-cell office:value-type="float" office:value="54.54742973" calcext:value-type="float">
            <text:p>54.54742973</text:p>
          </table:table-cell>
          <table:table-cell office:value-type="float" office:value="69.724783021" calcext:value-type="float">
            <text:p>69.724783021</text:p>
          </table:table-cell>
          <table:table-cell office:value-type="float" office:value="85.014500326" calcext:value-type="float">
            <text:p>85.0145003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037159567" calcext:value-type="float">
            <text:p>9.037159567</text:p>
          </table:table-cell>
          <table:table-cell office:value-type="float" office:value="24.581555398" calcext:value-type="float">
            <text:p>24.581555398</text:p>
          </table:table-cell>
          <table:table-cell office:value-type="float" office:value="39.144706734" calcext:value-type="float">
            <text:p>39.144706734</text:p>
          </table:table-cell>
          <table:table-cell office:value-type="float" office:value="54.408055498" calcext:value-type="float">
            <text:p>54.408055498</text:p>
          </table:table-cell>
          <table:table-cell office:value-type="float" office:value="69.761761556" calcext:value-type="float">
            <text:p>69.761761556</text:p>
          </table:table-cell>
          <table:table-cell office:value-type="float" office:value="84.316125498" calcext:value-type="float">
            <text:p>84.3161254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466131172" calcext:value-type="float">
            <text:p>8.466131172</text:p>
          </table:table-cell>
          <table:table-cell office:value-type="float" office:value="24.553025438" calcext:value-type="float">
            <text:p>24.553025438</text:p>
          </table:table-cell>
          <table:table-cell office:value-type="float" office:value="38.98735502" calcext:value-type="float">
            <text:p>38.98735502</text:p>
          </table:table-cell>
          <table:table-cell office:value-type="float" office:value="55.98858935" calcext:value-type="float">
            <text:p>55.98858935</text:p>
          </table:table-cell>
          <table:table-cell office:value-type="float" office:value="75.714193566" calcext:value-type="float">
            <text:p>75.714193566</text:p>
          </table:table-cell>
          <table:table-cell office:value-type="float" office:value="90.848841353" calcext:value-type="float">
            <text:p>90.8488413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573329583" calcext:value-type="float">
            <text:p>8.573329583</text:p>
          </table:table-cell>
          <table:table-cell office:value-type="float" office:value="23.652291086" calcext:value-type="float">
            <text:p>23.652291086</text:p>
          </table:table-cell>
          <table:table-cell office:value-type="float" office:value="38.521728561" calcext:value-type="float">
            <text:p>38.521728561</text:p>
          </table:table-cell>
          <table:table-cell office:value-type="float" office:value="54.217212543" calcext:value-type="float">
            <text:p>54.217212543</text:p>
          </table:table-cell>
          <table:table-cell office:value-type="float" office:value="73.22334473" calcext:value-type="float">
            <text:p>73.22334473</text:p>
          </table:table-cell>
          <table:table-cell office:value-type="float" office:value="88.571026105" calcext:value-type="float">
            <text:p>88.5710261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79777232999999" calcext:value-type="float">
            <text:p>9.79777232999999</text:p>
          </table:table-cell>
          <table:table-cell office:value-type="float" office:value="23.799472532" calcext:value-type="float">
            <text:p>23.799472532</text:p>
          </table:table-cell>
          <table:table-cell office:value-type="float" office:value="38.565751157" calcext:value-type="float">
            <text:p>38.565751157</text:p>
          </table:table-cell>
          <table:table-cell office:value-type="float" office:value="53.812632586" calcext:value-type="float">
            <text:p>53.812632586</text:p>
          </table:table-cell>
          <table:table-cell office:value-type="float" office:value="70.659217501" calcext:value-type="float">
            <text:p>70.659217501</text:p>
          </table:table-cell>
          <table:table-cell office:value-type="float" office:value="85.57273903" calcext:value-type="float">
            <text:p>85.572739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338832725" calcext:value-type="float">
            <text:p>9.338832725</text:p>
          </table:table-cell>
          <table:table-cell office:value-type="float" office:value="23.339277124" calcext:value-type="float">
            <text:p>23.339277124</text:p>
          </table:table-cell>
          <table:table-cell office:value-type="float" office:value="38.690749681" calcext:value-type="float">
            <text:p>38.690749681</text:p>
          </table:table-cell>
          <table:table-cell office:value-type="float" office:value="53.916347901" calcext:value-type="float">
            <text:p>53.916347901</text:p>
          </table:table-cell>
          <table:table-cell office:value-type="float" office:value="70.251558045" calcext:value-type="float">
            <text:p>70.251558045</text:p>
          </table:table-cell>
          <table:table-cell office:value-type="float" office:value="85.279586936" calcext:value-type="float">
            <text:p>85.2795869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716688943" calcext:value-type="float">
            <text:p>9.716688943</text:p>
          </table:table-cell>
          <table:table-cell office:value-type="float" office:value="23.686985846" calcext:value-type="float">
            <text:p>23.686985846</text:p>
          </table:table-cell>
          <table:table-cell office:value-type="float" office:value="38.983158584" calcext:value-type="float">
            <text:p>38.983158584</text:p>
          </table:table-cell>
          <table:table-cell office:value-type="float" office:value="53.673080226" calcext:value-type="float">
            <text:p>53.673080226</text:p>
          </table:table-cell>
          <table:table-cell office:value-type="float" office:value="69.146024406" calcext:value-type="float">
            <text:p>69.146024406</text:p>
          </table:table-cell>
          <table:table-cell office:value-type="float" office:value="84.984525776" calcext:value-type="float">
            <text:p>84.9845257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83767267299999" calcext:value-type="float">
            <text:p>8.83767267299999</text:p>
          </table:table-cell>
          <table:table-cell office:value-type="float" office:value="23.265676419" calcext:value-type="float">
            <text:p>23.265676419</text:p>
          </table:table-cell>
          <table:table-cell office:value-type="float" office:value="38.40993191" calcext:value-type="float">
            <text:p>38.40993191</text:p>
          </table:table-cell>
          <table:table-cell office:value-type="float" office:value="58.12437837" calcext:value-type="float">
            <text:p>58.12437837</text:p>
          </table:table-cell>
          <table:table-cell office:value-type="float" office:value="75.477650158" calcext:value-type="float">
            <text:p>75.477650158</text:p>
          </table:table-cell>
          <table:table-cell office:value-type="float" office:value="91.004989655" calcext:value-type="float">
            <text:p>91.0049896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06171614400001" calcext:value-type="float">
            <text:p>9.06171614400001</text:p>
          </table:table-cell>
          <table:table-cell office:value-type="float" office:value="23.283674729" calcext:value-type="float">
            <text:p>23.283674729</text:p>
          </table:table-cell>
          <table:table-cell office:value-type="float" office:value="38.930936294" calcext:value-type="float">
            <text:p>38.930936294</text:p>
          </table:table-cell>
          <table:table-cell office:value-type="float" office:value="56.893174959" calcext:value-type="float">
            <text:p>56.893174959</text:p>
          </table:table-cell>
          <table:table-cell office:value-type="float" office:value="73.633246315" calcext:value-type="float">
            <text:p>73.633246315</text:p>
          </table:table-cell>
          <table:table-cell office:value-type="float" office:value="89.19029277" calcext:value-type="float">
            <text:p>89.190292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109854274" calcext:value-type="float">
            <text:p>9.109854274</text:p>
          </table:table-cell>
          <table:table-cell office:value-type="float" office:value="23.34060989" calcext:value-type="float">
            <text:p>23.34060989</text:p>
          </table:table-cell>
          <table:table-cell office:value-type="float" office:value="38.45634007" calcext:value-type="float">
            <text:p>38.45634007</text:p>
          </table:table-cell>
          <table:table-cell office:value-type="float" office:value="56.301346389" calcext:value-type="float">
            <text:p>56.301346389</text:p>
          </table:table-cell>
          <table:table-cell office:value-type="float" office:value="70.434452726" calcext:value-type="float">
            <text:p>70.434452726</text:p>
          </table:table-cell>
          <table:table-cell office:value-type="float" office:value="86.714843867" calcext:value-type="float">
            <text:p>86.7148438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59621363400001" calcext:value-type="float">
            <text:p>8.59621363400001</text:p>
          </table:table-cell>
          <table:table-cell office:value-type="float" office:value="23.15232118" calcext:value-type="float">
            <text:p>23.15232118</text:p>
          </table:table-cell>
          <table:table-cell office:value-type="float" office:value="38.803455406" calcext:value-type="float">
            <text:p>38.803455406</text:p>
          </table:table-cell>
          <table:table-cell office:value-type="float" office:value="55.880877236" calcext:value-type="float">
            <text:p>55.880877236</text:p>
          </table:table-cell>
          <table:table-cell office:value-type="float" office:value="69.707714402" calcext:value-type="float">
            <text:p>69.707714402</text:p>
          </table:table-cell>
          <table:table-cell office:value-type="float" office:value="85.099061236" calcext:value-type="float">
            <text:p>85.0990612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72243846599999" calcext:value-type="float">
            <text:p>8.72243846599999</text:p>
          </table:table-cell>
          <table:table-cell office:value-type="float" office:value="23.1843793950001" calcext:value-type="float">
            <text:p>23.1843793950001</text:p>
          </table:table-cell>
          <table:table-cell office:value-type="float" office:value="38.633426273" calcext:value-type="float">
            <text:p>38.633426273</text:p>
          </table:table-cell>
          <table:table-cell office:value-type="float" office:value="54.195076277" calcext:value-type="float">
            <text:p>54.195076277</text:p>
          </table:table-cell>
          <table:table-cell office:value-type="float" office:value="69.76110675" calcext:value-type="float">
            <text:p>69.76110675</text:p>
          </table:table-cell>
          <table:table-cell office:value-type="float" office:value="84.647915437" calcext:value-type="float">
            <text:p>84.647915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77584370600001" calcext:value-type="float">
            <text:p>8.77584370600001</text:p>
          </table:table-cell>
          <table:table-cell office:value-type="float" office:value="23.112444829" calcext:value-type="float">
            <text:p>23.112444829</text:p>
          </table:table-cell>
          <table:table-cell office:value-type="float" office:value="42.891030367" calcext:value-type="float">
            <text:p>42.891030367</text:p>
          </table:table-cell>
          <table:table-cell office:value-type="float" office:value="54.164671435" calcext:value-type="float">
            <text:p>54.164671435</text:p>
          </table:table-cell>
          <table:table-cell office:value-type="float" office:value="76.390463116" calcext:value-type="float">
            <text:p>76.390463116</text:p>
          </table:table-cell>
          <table:table-cell office:value-type="float" office:value="92.688365541" calcext:value-type="float">
            <text:p>92.6883655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19241859100002" calcext:value-type="float">
            <text:p>8.19241859100002</text:p>
          </table:table-cell>
          <table:table-cell office:value-type="float" office:value="23.216928042" calcext:value-type="float">
            <text:p>23.216928042</text:p>
          </table:table-cell>
          <table:table-cell office:value-type="float" office:value="40.084908279" calcext:value-type="float">
            <text:p>40.084908279</text:p>
          </table:table-cell>
          <table:table-cell office:value-type="float" office:value="53.993158036" calcext:value-type="float">
            <text:p>53.993158036</text:p>
          </table:table-cell>
          <table:table-cell office:value-type="float" office:value="74.032462069" calcext:value-type="float">
            <text:p>74.032462069</text:p>
          </table:table-cell>
          <table:table-cell office:value-type="float" office:value="89.908356368" calcext:value-type="float">
            <text:p>89.9083563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37574731499999" calcext:value-type="float">
            <text:p>8.37574731499999</text:p>
          </table:table-cell>
          <table:table-cell office:value-type="float" office:value="23.3327496" calcext:value-type="float">
            <text:p>23.3327496</text:p>
          </table:table-cell>
          <table:table-cell office:value-type="float" office:value="40.331061706" calcext:value-type="float">
            <text:p>40.331061706</text:p>
          </table:table-cell>
          <table:table-cell office:value-type="float" office:value="53.707050186" calcext:value-type="float">
            <text:p>53.707050186</text:p>
          </table:table-cell>
          <table:table-cell office:value-type="float" office:value="72.484908956" calcext:value-type="float">
            <text:p>72.484908956</text:p>
          </table:table-cell>
          <table:table-cell office:value-type="float" office:value="86.794967361" calcext:value-type="float">
            <text:p>86.7949673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46179774899999" calcext:value-type="float">
            <text:p>8.46179774899999</text:p>
          </table:table-cell>
          <table:table-cell office:value-type="float" office:value="23.291412593" calcext:value-type="float">
            <text:p>23.291412593</text:p>
          </table:table-cell>
          <table:table-cell office:value-type="float" office:value="39.300858491" calcext:value-type="float">
            <text:p>39.300858491</text:p>
          </table:table-cell>
          <table:table-cell office:value-type="float" office:value="53.877963765" calcext:value-type="float">
            <text:p>53.877963765</text:p>
          </table:table-cell>
          <table:table-cell office:value-type="float" office:value="70.843687758" calcext:value-type="float">
            <text:p>70.843687758</text:p>
          </table:table-cell>
          <table:table-cell office:value-type="float" office:value="84.853929905" calcext:value-type="float">
            <text:p>84.8539299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346583029" calcext:value-type="float">
            <text:p>8.346583029</text:p>
          </table:table-cell>
          <table:table-cell office:value-type="float" office:value="23.3667729" calcext:value-type="float">
            <text:p>23.3667729</text:p>
          </table:table-cell>
          <table:table-cell office:value-type="float" office:value="38.822240429" calcext:value-type="float">
            <text:p>38.822240429</text:p>
          </table:table-cell>
          <table:table-cell office:value-type="float" office:value="53.7408892259999" calcext:value-type="float">
            <text:p>53.7408892259999</text:p>
          </table:table-cell>
          <table:table-cell office:value-type="float" office:value="71.308602232" calcext:value-type="float">
            <text:p>71.308602232</text:p>
          </table:table-cell>
          <table:table-cell office:value-type="float" office:value="84.947208432" calcext:value-type="float">
            <text:p>84.9472084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155441444" calcext:value-type="float">
            <text:p>8.155441444</text:p>
          </table:table-cell>
          <table:table-cell office:value-type="float" office:value="23.456236635" calcext:value-type="float">
            <text:p>23.456236635</text:p>
          </table:table-cell>
          <table:table-cell office:value-type="float" office:value="38.740515813" calcext:value-type="float">
            <text:p>38.740515813</text:p>
          </table:table-cell>
          <table:table-cell office:value-type="float" office:value="59.521395625" calcext:value-type="float">
            <text:p>59.521395625</text:p>
          </table:table-cell>
          <table:table-cell office:value-type="float" office:value="75.853223892" calcext:value-type="float">
            <text:p>75.853223892</text:p>
          </table:table-cell>
          <table:table-cell office:value-type="float" office:value="91.531330705" calcext:value-type="float">
            <text:p>91.5313307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12709567800001" calcext:value-type="float">
            <text:p>8.12709567800001</text:p>
          </table:table-cell>
          <table:table-cell office:value-type="float" office:value="23.3363804350001" calcext:value-type="float">
            <text:p>23.3363804350001</text:p>
          </table:table-cell>
          <table:table-cell office:value-type="float" office:value="38.641687699" calcext:value-type="float">
            <text:p>38.641687699</text:p>
          </table:table-cell>
          <table:table-cell office:value-type="float" office:value="57.554977338" calcext:value-type="float">
            <text:p>57.554977338</text:p>
          </table:table-cell>
          <table:table-cell office:value-type="float" office:value="73.550011363" calcext:value-type="float">
            <text:p>73.550011363</text:p>
          </table:table-cell>
          <table:table-cell office:value-type="float" office:value="90.207432651" calcext:value-type="float">
            <text:p>90.207432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15427882199999" calcext:value-type="float">
            <text:p>8.15427882199999</text:p>
          </table:table-cell>
          <table:table-cell office:value-type="float" office:value="23.2706510440001" calcext:value-type="float">
            <text:p>23.2706510440001</text:p>
          </table:table-cell>
          <table:table-cell office:value-type="float" office:value="38.490434098" calcext:value-type="float">
            <text:p>38.490434098</text:p>
          </table:table-cell>
          <table:table-cell office:value-type="float" office:value="55.408920326" calcext:value-type="float">
            <text:p>55.408920326</text:p>
          </table:table-cell>
          <table:table-cell office:value-type="float" office:value="71.040048434" calcext:value-type="float">
            <text:p>71.040048434</text:p>
          </table:table-cell>
          <table:table-cell office:value-type="float" office:value="85.249474009" calcext:value-type="float">
            <text:p>85.249474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065382915" calcext:value-type="float">
            <text:p>8.065382915</text:p>
          </table:table-cell>
          <table:table-cell office:value-type="float" office:value="23.7361199459999" calcext:value-type="float">
            <text:p>23.7361199459999</text:p>
          </table:table-cell>
          <table:table-cell office:value-type="float" office:value="38.184200586" calcext:value-type="float">
            <text:p>38.184200586</text:p>
          </table:table-cell>
          <table:table-cell office:value-type="float" office:value="54.797548267" calcext:value-type="float">
            <text:p>54.797548267</text:p>
          </table:table-cell>
          <table:table-cell office:value-type="float" office:value="69.775912686" calcext:value-type="float">
            <text:p>69.775912686</text:p>
          </table:table-cell>
          <table:table-cell office:value-type="float" office:value="85.068828195" calcext:value-type="float">
            <text:p>85.0688281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334871158" calcext:value-type="float">
            <text:p>8.334871158</text:p>
          </table:table-cell>
          <table:table-cell office:value-type="float" office:value="23.508951444" calcext:value-type="float">
            <text:p>23.508951444</text:p>
          </table:table-cell>
          <table:table-cell office:value-type="float" office:value="38.656363917" calcext:value-type="float">
            <text:p>38.656363917</text:p>
          </table:table-cell>
          <table:table-cell office:value-type="float" office:value="53.942972624" calcext:value-type="float">
            <text:p>53.942972624</text:p>
          </table:table-cell>
          <table:table-cell office:value-type="float" office:value="69.527897451" calcext:value-type="float">
            <text:p>69.527897451</text:p>
          </table:table-cell>
          <table:table-cell office:value-type="float" office:value="85.033682853" calcext:value-type="float">
            <text:p>85.0336828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09024738800002" calcext:value-type="float">
            <text:p>8.09024738800002</text:p>
          </table:table-cell>
          <table:table-cell office:value-type="float" office:value="27.757111617" calcext:value-type="float">
            <text:p>27.757111617</text:p>
          </table:table-cell>
          <table:table-cell office:value-type="float" office:value="38.396366256" calcext:value-type="float">
            <text:p>38.396366256</text:p>
          </table:table-cell>
          <table:table-cell office:value-type="float" office:value="54.312448981" calcext:value-type="float">
            <text:p>54.312448981</text:p>
          </table:table-cell>
          <table:table-cell office:value-type="float" office:value="73.805241271" calcext:value-type="float">
            <text:p>73.805241271</text:p>
          </table:table-cell>
          <table:table-cell office:value-type="float" office:value="90.110473132" calcext:value-type="float">
            <text:p>90.1104731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99494408799999" calcext:value-type="float">
            <text:p>7.99494408799999</text:p>
          </table:table-cell>
          <table:table-cell office:value-type="float" office:value="25.245553592" calcext:value-type="float">
            <text:p>25.245553592</text:p>
          </table:table-cell>
          <table:table-cell office:value-type="float" office:value="38.466665083" calcext:value-type="float">
            <text:p>38.466665083</text:p>
          </table:table-cell>
          <table:table-cell office:value-type="float" office:value="54.1982585530001" calcext:value-type="float">
            <text:p>54.1982585530001</text:p>
          </table:table-cell>
          <table:table-cell office:value-type="float" office:value="72.225435539" calcext:value-type="float">
            <text:p>72.225435539</text:p>
          </table:table-cell>
          <table:table-cell office:value-type="float" office:value="88.212064733" calcext:value-type="float">
            <text:p>88.2120647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271205782" calcext:value-type="float">
            <text:p>8.271205782</text:p>
          </table:table-cell>
          <table:table-cell office:value-type="float" office:value="24.333570699" calcext:value-type="float">
            <text:p>24.333570699</text:p>
          </table:table-cell>
          <table:table-cell office:value-type="float" office:value="38.8347251930001" calcext:value-type="float">
            <text:p>38.8347251930001</text:p>
          </table:table-cell>
          <table:table-cell office:value-type="float" office:value="54.2907948569999" calcext:value-type="float">
            <text:p>54.2907948569999</text:p>
          </table:table-cell>
          <table:table-cell office:value-type="float" office:value="70.546496011" calcext:value-type="float">
            <text:p>70.546496011</text:p>
          </table:table-cell>
          <table:table-cell office:value-type="float" office:value="85.576837831" calcext:value-type="float">
            <text:p>85.5768378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80212332300001" calcext:value-type="float">
            <text:p>7.80212332300001</text:p>
          </table:table-cell>
          <table:table-cell office:value-type="float" office:value="24.37057282" calcext:value-type="float">
            <text:p>24.37057282</text:p>
          </table:table-cell>
          <table:table-cell office:value-type="float" office:value="39.351605293" calcext:value-type="float">
            <text:p>39.351605293</text:p>
          </table:table-cell>
          <table:table-cell office:value-type="float" office:value="53.873201107" calcext:value-type="float">
            <text:p>53.873201107</text:p>
          </table:table-cell>
          <table:table-cell office:value-type="float" office:value="69.761548113" calcext:value-type="float">
            <text:p>69.761548113</text:p>
          </table:table-cell>
          <table:table-cell office:value-type="float" office:value="84.965191644" calcext:value-type="float">
            <text:p>84.9651916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10338295100001" calcext:value-type="float">
            <text:p>8.10338295100001</text:p>
          </table:table-cell>
          <table:table-cell office:value-type="float" office:value="24.077686418" calcext:value-type="float">
            <text:p>24.077686418</text:p>
          </table:table-cell>
          <table:table-cell office:value-type="float" office:value="38.911347835" calcext:value-type="float">
            <text:p>38.911347835</text:p>
          </table:table-cell>
          <table:table-cell office:value-type="float" office:value="54.426349795" calcext:value-type="float">
            <text:p>54.426349795</text:p>
          </table:table-cell>
          <table:table-cell office:value-type="float" office:value="69.24809785" calcext:value-type="float">
            <text:p>69.24809785</text:p>
          </table:table-cell>
          <table:table-cell office:value-type="float" office:value="84.832951184" calcext:value-type="float">
            <text:p>84.8329511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02380754200003" calcext:value-type="float">
            <text:p>8.02380754200003</text:p>
          </table:table-cell>
          <table:table-cell office:value-type="float" office:value="23.956448673" calcext:value-type="float">
            <text:p>23.956448673</text:p>
          </table:table-cell>
          <table:table-cell office:value-type="float" office:value="42.439307682" calcext:value-type="float">
            <text:p>42.439307682</text:p>
          </table:table-cell>
          <table:table-cell office:value-type="float" office:value="59.808532833" calcext:value-type="float">
            <text:p>59.808532833</text:p>
          </table:table-cell>
          <table:table-cell office:value-type="float" office:value="77.506202177" calcext:value-type="float">
            <text:p>77.506202177</text:p>
          </table:table-cell>
          <table:table-cell office:value-type="float" office:value="91.909273782" calcext:value-type="float">
            <text:p>91.9092737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98102582100005" calcext:value-type="float">
            <text:p>7.98102582100005</text:p>
          </table:table-cell>
          <table:table-cell office:value-type="float" office:value="23.940843387" calcext:value-type="float">
            <text:p>23.940843387</text:p>
          </table:table-cell>
          <table:table-cell office:value-type="float" office:value="39.883541704" calcext:value-type="float">
            <text:p>39.883541704</text:p>
          </table:table-cell>
          <table:table-cell office:value-type="float" office:value="56.117406655" calcext:value-type="float">
            <text:p>56.117406655</text:p>
          </table:table-cell>
          <table:table-cell office:value-type="float" office:value="73.233983325" calcext:value-type="float">
            <text:p>73.233983325</text:p>
          </table:table-cell>
          <table:table-cell office:value-type="float" office:value="88.203226778" calcext:value-type="float">
            <text:p>88.2032267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03499879300001" calcext:value-type="float">
            <text:p>8.03499879300001</text:p>
          </table:table-cell>
          <table:table-cell office:value-type="float" office:value="24.358832398" calcext:value-type="float">
            <text:p>24.358832398</text:p>
          </table:table-cell>
          <table:table-cell office:value-type="float" office:value="40.762237531" calcext:value-type="float">
            <text:p>40.762237531</text:p>
          </table:table-cell>
          <table:table-cell office:value-type="float" office:value="55.007678752" calcext:value-type="float">
            <text:p>55.007678752</text:p>
          </table:table-cell>
          <table:table-cell office:value-type="float" office:value="70.472499059" calcext:value-type="float">
            <text:p>70.472499059</text:p>
          </table:table-cell>
          <table:table-cell office:value-type="float" office:value="85.497792349" calcext:value-type="float">
            <text:p>85.4977923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04777434500004" calcext:value-type="float">
            <text:p>8.04777434500004</text:p>
          </table:table-cell>
          <table:table-cell office:value-type="float" office:value="23.539397449" calcext:value-type="float">
            <text:p>23.539397449</text:p>
          </table:table-cell>
          <table:table-cell office:value-type="float" office:value="39.921942213" calcext:value-type="float">
            <text:p>39.921942213</text:p>
          </table:table-cell>
          <table:table-cell office:value-type="float" office:value="54.938653703" calcext:value-type="float">
            <text:p>54.938653703</text:p>
          </table:table-cell>
          <table:table-cell office:value-type="float" office:value="69.724170973" calcext:value-type="float">
            <text:p>69.724170973</text:p>
          </table:table-cell>
          <table:table-cell office:value-type="float" office:value="85.28437747" calcext:value-type="float">
            <text:p>85.284377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03055153699999" calcext:value-type="float">
            <text:p>8.03055153699999</text:p>
          </table:table-cell>
          <table:table-cell office:value-type="float" office:value="23.444411052" calcext:value-type="float">
            <text:p>23.444411052</text:p>
          </table:table-cell>
          <table:table-cell office:value-type="float" office:value="39.283368377" calcext:value-type="float">
            <text:p>39.283368377</text:p>
          </table:table-cell>
          <table:table-cell office:value-type="float" office:value="54.458321976" calcext:value-type="float">
            <text:p>54.458321976</text:p>
          </table:table-cell>
          <table:table-cell office:value-type="float" office:value="69.512678224" calcext:value-type="float">
            <text:p>69.512678224</text:p>
          </table:table-cell>
          <table:table-cell office:value-type="float" office:value="85.050792081" calcext:value-type="float">
            <text:p>85.0507920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08900684099999" calcext:value-type="float">
            <text:p>8.08900684099999</text:p>
          </table:table-cell>
          <table:table-cell office:value-type="float" office:value="23.796105565" calcext:value-type="float">
            <text:p>23.796105565</text:p>
          </table:table-cell>
          <table:table-cell office:value-type="float" office:value="38.828668968" calcext:value-type="float">
            <text:p>38.828668968</text:p>
          </table:table-cell>
          <table:table-cell office:value-type="float" office:value="54.067725717" calcext:value-type="float">
            <text:p>54.067725717</text:p>
          </table:table-cell>
          <table:table-cell office:value-type="float" office:value="76.374157063" calcext:value-type="float">
            <text:p>76.374157063</text:p>
          </table:table-cell>
          <table:table-cell office:value-type="float" office:value="91.064704136" calcext:value-type="float">
            <text:p>91.0647041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10507027500001" calcext:value-type="float">
            <text:p>8.10507027500001</text:p>
          </table:table-cell>
          <table:table-cell office:value-type="float" office:value="23.404206075" calcext:value-type="float">
            <text:p>23.404206075</text:p>
          </table:table-cell>
          <table:table-cell office:value-type="float" office:value="38.583302796" calcext:value-type="float">
            <text:p>38.583302796</text:p>
          </table:table-cell>
          <table:table-cell office:value-type="float" office:value="54.400013597" calcext:value-type="float">
            <text:p>54.400013597</text:p>
          </table:table-cell>
          <table:table-cell office:value-type="float" office:value="72.370380633" calcext:value-type="float">
            <text:p>72.370380633</text:p>
          </table:table-cell>
          <table:table-cell office:value-type="float" office:value="88.172200045" calcext:value-type="float">
            <text:p>88.1722000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03207710599998" calcext:value-type="float">
            <text:p>8.03207710599998</text:p>
          </table:table-cell>
          <table:table-cell office:value-type="float" office:value="23.38818322" calcext:value-type="float">
            <text:p>23.38818322</text:p>
          </table:table-cell>
          <table:table-cell office:value-type="float" office:value="38.588333452" calcext:value-type="float">
            <text:p>38.588333452</text:p>
          </table:table-cell>
          <table:table-cell office:value-type="float" office:value="53.855775094" calcext:value-type="float">
            <text:p>53.855775094</text:p>
          </table:table-cell>
          <table:table-cell office:value-type="float" office:value="71.015332587" calcext:value-type="float">
            <text:p>71.015332587</text:p>
          </table:table-cell>
          <table:table-cell office:value-type="float" office:value="85.641960024" calcext:value-type="float">
            <text:p>85.6419600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03359380999999" calcext:value-type="float">
            <text:p>8.03359380999999</text:p>
          </table:table-cell>
          <table:table-cell office:value-type="float" office:value="23.447101708" calcext:value-type="float">
            <text:p>23.447101708</text:p>
          </table:table-cell>
          <table:table-cell office:value-type="float" office:value="38.457006343" calcext:value-type="float">
            <text:p>38.457006343</text:p>
          </table:table-cell>
          <table:table-cell office:value-type="float" office:value="53.760008765" calcext:value-type="float">
            <text:p>53.760008765</text:p>
          </table:table-cell>
          <table:table-cell office:value-type="float" office:value="69.530423258" calcext:value-type="float">
            <text:p>69.530423258</text:p>
          </table:table-cell>
          <table:table-cell office:value-type="float" office:value="85.043661034" calcext:value-type="float">
            <text:p>85.043661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29758576000005" calcext:value-type="float">
            <text:p>8.29758576000005</text:p>
          </table:table-cell>
          <table:table-cell office:value-type="float" office:value="23.521588864" calcext:value-type="float">
            <text:p>23.521588864</text:p>
          </table:table-cell>
          <table:table-cell office:value-type="float" office:value="38.3931761310001" calcext:value-type="float">
            <text:p>38.3931761310001</text:p>
          </table:table-cell>
          <table:table-cell office:value-type="float" office:value="54.3380475620001" calcext:value-type="float">
            <text:p>54.3380475620001</text:p>
          </table:table-cell>
          <table:table-cell office:value-type="float" office:value="69.254722966" calcext:value-type="float">
            <text:p>69.254722966</text:p>
          </table:table-cell>
          <table:table-cell office:value-type="float" office:value="84.94119052" calcext:value-type="float">
            <text:p>84.941190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19576936900005" calcext:value-type="float">
            <text:p>8.19576936900005</text:p>
          </table:table-cell>
          <table:table-cell office:value-type="float" office:value="23.224457148" calcext:value-type="float">
            <text:p>23.224457148</text:p>
          </table:table-cell>
          <table:table-cell office:value-type="float" office:value="38.570637301" calcext:value-type="float">
            <text:p>38.570637301</text:p>
          </table:table-cell>
          <table:table-cell office:value-type="float" office:value="57.97626153" calcext:value-type="float">
            <text:p>57.97626153</text:p>
          </table:table-cell>
          <table:table-cell office:value-type="float" office:value="74.05890006" calcext:value-type="float">
            <text:p>74.05890006</text:p>
          </table:table-cell>
          <table:table-cell office:value-type="float" office:value="91.004312568" calcext:value-type="float">
            <text:p>91.0043125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92777309800003" calcext:value-type="float">
            <text:p>7.92777309800003</text:p>
          </table:table-cell>
          <table:table-cell office:value-type="float" office:value="23.281815745" calcext:value-type="float">
            <text:p>23.281815745</text:p>
          </table:table-cell>
          <table:table-cell office:value-type="float" office:value="38.660854062" calcext:value-type="float">
            <text:p>38.660854062</text:p>
          </table:table-cell>
          <table:table-cell office:value-type="float" office:value="56.437654356" calcext:value-type="float">
            <text:p>56.437654356</text:p>
          </table:table-cell>
          <table:table-cell office:value-type="float" office:value="72.259307035" calcext:value-type="float">
            <text:p>72.259307035</text:p>
          </table:table-cell>
          <table:table-cell office:value-type="float" office:value="88.002722828" calcext:value-type="float">
            <text:p>88.0027228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11753239999997" calcext:value-type="float">
            <text:p>8.11753239999997</text:p>
          </table:table-cell>
          <table:table-cell office:value-type="float" office:value="23.443558746" calcext:value-type="float">
            <text:p>23.443558746</text:p>
          </table:table-cell>
          <table:table-cell office:value-type="float" office:value="38.83548026" calcext:value-type="float">
            <text:p>38.83548026</text:p>
          </table:table-cell>
          <table:table-cell office:value-type="float" office:value="56.180263864" calcext:value-type="float">
            <text:p>56.180263864</text:p>
          </table:table-cell>
          <table:table-cell office:value-type="float" office:value="70.19210755" calcext:value-type="float">
            <text:p>70.19210755</text:p>
          </table:table-cell>
          <table:table-cell office:value-type="float" office:value="85.613767724" calcext:value-type="float">
            <text:p>85.6137677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13560682699998" calcext:value-type="float">
            <text:p>8.13560682699998</text:p>
          </table:table-cell>
          <table:table-cell office:value-type="float" office:value="23.646845606" calcext:value-type="float">
            <text:p>23.646845606</text:p>
          </table:table-cell>
          <table:table-cell office:value-type="float" office:value="38.755899969" calcext:value-type="float">
            <text:p>38.755899969</text:p>
          </table:table-cell>
          <table:table-cell office:value-type="float" office:value="54.247927421" calcext:value-type="float">
            <text:p>54.247927421</text:p>
          </table:table-cell>
          <table:table-cell office:value-type="float" office:value="69.607755965" calcext:value-type="float">
            <text:p>69.607755965</text:p>
          </table:table-cell>
          <table:table-cell office:value-type="float" office:value="84.942957995" calcext:value-type="float">
            <text:p>84.9429579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07393254799995" calcext:value-type="float">
            <text:p>8.07393254799995</text:p>
          </table:table-cell>
          <table:table-cell office:value-type="float" office:value="23.300079857" calcext:value-type="float">
            <text:p>23.300079857</text:p>
          </table:table-cell>
          <table:table-cell office:value-type="float" office:value="38.7858214840001" calcext:value-type="float">
            <text:p>38.7858214840001</text:p>
          </table:table-cell>
          <table:table-cell office:value-type="float" office:value="54.177857236" calcext:value-type="float">
            <text:p>54.177857236</text:p>
          </table:table-cell>
          <table:table-cell office:value-type="float" office:value="69.988071758" calcext:value-type="float">
            <text:p>69.988071758</text:p>
          </table:table-cell>
          <table:table-cell office:value-type="float" office:value="84.913245342" calcext:value-type="float">
            <text:p>84.9132453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07392161399999" calcext:value-type="float">
            <text:p>8.07392161399999</text:p>
          </table:table-cell>
          <table:table-cell office:value-type="float" office:value="24.217165311" calcext:value-type="float">
            <text:p>24.217165311</text:p>
          </table:table-cell>
          <table:table-cell office:value-type="float" office:value="42.651997589" calcext:value-type="float">
            <text:p>42.651997589</text:p>
          </table:table-cell>
          <table:table-cell office:value-type="float" office:value="53.923805598" calcext:value-type="float">
            <text:p>53.923805598</text:p>
          </table:table-cell>
          <table:table-cell office:value-type="float" office:value="75.591837901" calcext:value-type="float">
            <text:p>75.591837901</text:p>
          </table:table-cell>
          <table:table-cell office:value-type="float" office:value="91.9154964" calcext:value-type="float">
            <text:p>91.91549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16809855900001" calcext:value-type="float">
            <text:p>8.16809855900001</text:p>
          </table:table-cell>
          <table:table-cell office:value-type="float" office:value="23.530615559" calcext:value-type="float">
            <text:p>23.530615559</text:p>
          </table:table-cell>
          <table:table-cell office:value-type="float" office:value="39.909584957" calcext:value-type="float">
            <text:p>39.909584957</text:p>
          </table:table-cell>
          <table:table-cell office:value-type="float" office:value="54.235578648" calcext:value-type="float">
            <text:p>54.235578648</text:p>
          </table:table-cell>
          <table:table-cell office:value-type="float" office:value="72.733792309" calcext:value-type="float">
            <text:p>72.733792309</text:p>
          </table:table-cell>
          <table:table-cell office:value-type="float" office:value="88.590089737" calcext:value-type="float">
            <text:p>88.5900897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07844925999997" calcext:value-type="float">
            <text:p>8.07844925999997</text:p>
          </table:table-cell>
          <table:table-cell office:value-type="float" office:value="23.533840904" calcext:value-type="float">
            <text:p>23.533840904</text:p>
          </table:table-cell>
          <table:table-cell office:value-type="float" office:value="40.472122323" calcext:value-type="float">
            <text:p>40.472122323</text:p>
          </table:table-cell>
          <table:table-cell office:value-type="float" office:value="54.064642471" calcext:value-type="float">
            <text:p>54.064642471</text:p>
          </table:table-cell>
          <table:table-cell office:value-type="float" office:value="70.367750081" calcext:value-type="float">
            <text:p>70.367750081</text:p>
          </table:table-cell>
          <table:table-cell office:value-type="float" office:value="85.815137349" calcext:value-type="float">
            <text:p>85.8151373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18984245500004" calcext:value-type="float">
            <text:p>8.18984245500004</text:p>
          </table:table-cell>
          <table:table-cell office:value-type="float" office:value="23.56304851" calcext:value-type="float">
            <text:p>23.56304851</text:p>
          </table:table-cell>
          <table:table-cell office:value-type="float" office:value="39.500808478" calcext:value-type="float">
            <text:p>39.500808478</text:p>
          </table:table-cell>
          <table:table-cell office:value-type="float" office:value="54.094584881" calcext:value-type="float">
            <text:p>54.094584881</text:p>
          </table:table-cell>
          <table:table-cell office:value-type="float" office:value="69.880316603" calcext:value-type="float">
            <text:p>69.880316603</text:p>
          </table:table-cell>
          <table:table-cell office:value-type="float" office:value="84.623776832" calcext:value-type="float">
            <text:p>84.623776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19035162999999" calcext:value-type="float">
            <text:p>8.19035162999999</text:p>
          </table:table-cell>
          <table:table-cell office:value-type="float" office:value="23.759508711" calcext:value-type="float">
            <text:p>23.759508711</text:p>
          </table:table-cell>
          <table:table-cell office:value-type="float" office:value="39.034887961" calcext:value-type="float">
            <text:p>39.034887961</text:p>
          </table:table-cell>
          <table:table-cell office:value-type="float" office:value="54.374745572" calcext:value-type="float">
            <text:p>54.374745572</text:p>
          </table:table-cell>
          <table:table-cell office:value-type="float" office:value="69.667869927" calcext:value-type="float">
            <text:p>69.667869927</text:p>
          </table:table-cell>
          <table:table-cell office:value-type="float" office:value="84.778832245" calcext:value-type="float">
            <text:p>84.77883224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 style:data-style-name="N2" text:time-value="10:09:34.2192882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k</meta:initial-creator>
    <meta:creation-date>2025-01-12T16:25:23.859288371</meta:creation-date>
    <dc:date>2025-01-16T10:12:55.799167024</dc:date>
    <dc:creator>Nick</dc:creator>
    <meta:editing-duration>PT55M47S</meta:editing-duration>
    <meta:editing-cycles>23</meta:editing-cycles>
    <meta:generator>LibreOffice/24.8.4.2$Linux_X86_64 LibreOffice_project/480$Build-2</meta:generator>
    <meta:document-statistic meta:table-count="2" meta:cell-count="89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97cm" svg:y="2.956cm" style:legend-expansion="high" chart:style-name="ch2"/>
        <chart:plot-area chart:style-name="ch3" table:cell-range-address="'gp-4'.B6:'gp-4'.G56" chart:data-source-has-labels="row" svg:x="1.331cm" svg:y="0.18cm" svg:width="12.046cm" svg:height="7.659cm">
          <chart:coordinate-region svg:x="1.965cm" svg:y="0.379cm" svg:width="11.22cm" svg:height="6.813cm"/>
          <chart:axis chart:dimension="x" chart:name="primary-x" chart:style-name="ch4">
            <chart:title svg:x="6.732cm" svg:y="8.019cm" chart:style-name="ch5">
              <text:p><text:span text:style-name="T1">iteration</text:span></text:p>
            </chart:title>
          </chart:axis>
          <chart:axis chart:dimension="y" chart:name="primary-y" chart:style-name="ch6">
            <chart:title svg:x="0.451cm" svg:y="4.631cm" chart:style-name="ch7">
              <text:p><text:span text:style-name="T1">Time [s]</text:span></text:p>
            </chart:title>
            <chart:grid chart:style-name="ch8" chart:class="major"/>
          </chart:axis>
          <chart:series chart:style-name="ch9" chart:values-cell-range-address="'gp-4'.B7:'gp-4'.B56" chart:label-cell-address="'gp-4'.B6:'gp-4'.B6" chart:class="chart:scatter">
            <chart:data-point chart:repeated="50"/>
          </chart:series>
          <chart:series chart:style-name="ch10" chart:values-cell-range-address="'gp-4'.C7:'gp-4'.C56" chart:label-cell-address="'gp-4'.C6:'gp-4'.C6" chart:class="chart:scatter">
            <chart:data-point chart:repeated="50"/>
          </chart:series>
          <chart:series chart:style-name="ch11" chart:values-cell-range-address="'gp-4'.D7:'gp-4'.D56" chart:label-cell-address="'gp-4'.D6:'gp-4'.D6" chart:class="chart:scatter">
            <chart:data-point chart:repeated="50"/>
          </chart:series>
          <chart:series chart:style-name="ch12" chart:values-cell-range-address="'gp-4'.E7:'gp-4'.E56" chart:label-cell-address="'gp-4'.E6:'gp-4'.E6" chart:class="chart:scatter">
            <chart:data-point chart:repeated="50"/>
          </chart:series>
          <chart:series chart:style-name="ch13" chart:values-cell-range-address="'gp-4'.F7:'gp-4'.F56" chart:label-cell-address="'gp-4'.F6:'gp-4'.F6" chart:class="chart:scatter">
            <chart:data-point chart:repeated="50"/>
          </chart:series>
          <chart:series chart:style-name="ch14" chart:values-cell-range-address="'gp-4'.G7:'gp-4'.G56" chart:label-cell-address="'gp-4'.G6:'gp-4'.G6" chart:class="chart:scatter"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  <draw:g>
                  <svg:desc>'gp-4'.B6:'gp-4'.B6</svg:desc>
                </draw:g>
              </table:table-cell>
              <table:table-cell office:value-type="string">
                <text:p>step1</text:p>
                <draw:g>
                  <svg:desc>'gp-4'.C6:'gp-4'.C6</svg:desc>
                </draw:g>
              </table:table-cell>
              <table:table-cell office:value-type="string">
                <text:p>step2</text:p>
                <draw:g>
                  <svg:desc>'gp-4'.D6:'gp-4'.D6</svg:desc>
                </draw:g>
              </table:table-cell>
              <table:table-cell office:value-type="string">
                <text:p>compile</text:p>
                <draw:g>
                  <svg:desc>'gp-4'.E6:'gp-4'.E6</svg:desc>
                </draw:g>
              </table:table-cell>
              <table:table-cell office:value-type="string">
                <text:p>verify</text:p>
                <draw:g>
                  <svg:desc>'gp-4'.F6:'gp-4'.F6</svg:desc>
                </draw:g>
              </table:table-cell>
              <table:table-cell office:value-type="string">
                <text:p/>
                <draw:g>
                  <svg:desc>'gp-4'.G6:'gp-4'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31634399">
                <text:p>5.331634399</text:p>
                <draw:g>
                  <svg:desc>'gp-4'.B7:'gp-4'.B56</svg:desc>
                </draw:g>
              </table:table-cell>
              <table:table-cell office:value-type="float" office:value="9.218446595">
                <text:p>9.218446595</text:p>
                <draw:g>
                  <svg:desc>'gp-4'.C7:'gp-4'.C56</svg:desc>
                </draw:g>
              </table:table-cell>
              <table:table-cell office:value-type="float" office:value="12.849946768">
                <text:p>12.849946768</text:p>
                <draw:g>
                  <svg:desc>'gp-4'.D7:'gp-4'.D56</svg:desc>
                </draw:g>
              </table:table-cell>
              <table:table-cell office:value-type="float" office:value="3.680072498">
                <text:p>3.680072498</text:p>
                <draw:g>
                  <svg:desc>'gp-4'.E7:'gp-4'.E56</svg:desc>
                </draw:g>
              </table:table-cell>
              <table:table-cell office:value-type="float" office:value="0.515937411999999">
                <text:p>0.515937411999999</text:p>
                <draw:g>
                  <svg:desc>'gp-4'.F7:'gp-4'.F56</svg:desc>
                </draw:g>
              </table:table-cell>
              <table:table-cell office:value-type="float" office:value="NaN">
                <text:p>NaN</text:p>
                <draw:g>
                  <svg:desc>'gp-4'.G7:'gp-4'.G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05513508">
                <text:p>5.305513508</text:p>
              </table:table-cell>
              <table:table-cell office:value-type="float" office:value="8.951971563">
                <text:p>8.951971563</text:p>
              </table:table-cell>
              <table:table-cell office:value-type="float" office:value="11.879256742">
                <text:p>11.879256742</text:p>
              </table:table-cell>
              <table:table-cell office:value-type="float" office:value="3.744794103">
                <text:p>3.744794103</text:p>
              </table:table-cell>
              <table:table-cell office:value-type="float" office:value="0.52950144">
                <text:p>0.52950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59146091">
                <text:p>5.359146091</text:p>
              </table:table-cell>
              <table:table-cell office:value-type="float" office:value="8.714008778">
                <text:p>8.714008778</text:p>
              </table:table-cell>
              <table:table-cell office:value-type="float" office:value="11.835470083">
                <text:p>11.835470083</text:p>
              </table:table-cell>
              <table:table-cell office:value-type="float" office:value="3.561771463">
                <text:p>3.561771463</text:p>
              </table:table-cell>
              <table:table-cell office:value-type="float" office:value="0.522518074">
                <text:p>0.522518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329437177">
                <text:p>5.329437177</text:p>
              </table:table-cell>
              <table:table-cell office:value-type="float" office:value="8.700736829">
                <text:p>8.700736829</text:p>
              </table:table-cell>
              <table:table-cell office:value-type="float" office:value="11.715224005">
                <text:p>11.715224005</text:p>
              </table:table-cell>
              <table:table-cell office:value-type="float" office:value="3.651687367">
                <text:p>3.651687367</text:p>
              </table:table-cell>
              <table:table-cell office:value-type="float" office:value="0.511909387000002">
                <text:p>0.51190938700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412052548">
                <text:p>5.412052548</text:p>
              </table:table-cell>
              <table:table-cell office:value-type="float" office:value="8.808311983">
                <text:p>8.808311983</text:p>
              </table:table-cell>
              <table:table-cell office:value-type="float" office:value="11.857892205">
                <text:p>11.857892205</text:p>
              </table:table-cell>
              <table:table-cell office:value-type="float" office:value="3.556950288">
                <text:p>3.556950288</text:p>
              </table:table-cell>
              <table:table-cell office:value-type="float" office:value="0.506612528">
                <text:p>0.506612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282671144">
                <text:p>5.282671144</text:p>
              </table:table-cell>
              <table:table-cell office:value-type="float" office:value="8.763614403">
                <text:p>8.763614403</text:p>
              </table:table-cell>
              <table:table-cell office:value-type="float" office:value="11.90546217">
                <text:p>11.90546217</text:p>
              </table:table-cell>
              <table:table-cell office:value-type="float" office:value="3.60688563">
                <text:p>3.60688563</text:p>
              </table:table-cell>
              <table:table-cell office:value-type="float" office:value="0.523540746999999">
                <text:p>0.523540746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6574810500001">
                <text:p>5.26574810500001</text:p>
              </table:table-cell>
              <table:table-cell office:value-type="float" office:value="8.979195245">
                <text:p>8.979195245</text:p>
              </table:table-cell>
              <table:table-cell office:value-type="float" office:value="11.644195151">
                <text:p>11.644195151</text:p>
              </table:table-cell>
              <table:table-cell office:value-type="float" office:value="3.403682239">
                <text:p>3.403682239</text:p>
              </table:table-cell>
              <table:table-cell office:value-type="float" office:value="0.531139509000001">
                <text:p>0.531139509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205885505">
                <text:p>5.205885505</text:p>
              </table:table-cell>
              <table:table-cell office:value-type="float" office:value="8.61780996499999">
                <text:p>8.61780996499999</text:p>
              </table:table-cell>
              <table:table-cell office:value-type="float" office:value="11.693523189">
                <text:p>11.693523189</text:p>
              </table:table-cell>
              <table:table-cell office:value-type="float" office:value="3.633747831">
                <text:p>3.633747831</text:p>
              </table:table-cell>
              <table:table-cell office:value-type="float" office:value="0.510663173999999">
                <text:p>0.510663173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249960069">
                <text:p>5.249960069</text:p>
              </table:table-cell>
              <table:table-cell office:value-type="float" office:value="8.646651088">
                <text:p>8.646651088</text:p>
              </table:table-cell>
              <table:table-cell office:value-type="float" office:value="11.685705471">
                <text:p>11.685705471</text:p>
              </table:table-cell>
              <table:table-cell office:value-type="float" office:value="3.456651522">
                <text:p>3.456651522</text:p>
              </table:table-cell>
              <table:table-cell office:value-type="float" office:value="0.515024068999999">
                <text:p>0.515024068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327496202">
                <text:p>5.327496202</text:p>
              </table:table-cell>
              <table:table-cell office:value-type="float" office:value="8.852545488">
                <text:p>8.852545488</text:p>
              </table:table-cell>
              <table:table-cell office:value-type="float" office:value="11.792794785">
                <text:p>11.792794785</text:p>
              </table:table-cell>
              <table:table-cell office:value-type="float" office:value="3.48920654">
                <text:p>3.48920654</text:p>
              </table:table-cell>
              <table:table-cell office:value-type="float" office:value="0.514817010999999">
                <text:p>0.514817010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289828176">
                <text:p>5.289828176</text:p>
              </table:table-cell>
              <table:table-cell office:value-type="float" office:value="8.611407918">
                <text:p>8.611407918</text:p>
              </table:table-cell>
              <table:table-cell office:value-type="float" office:value="11.683647864">
                <text:p>11.683647864</text:p>
              </table:table-cell>
              <table:table-cell office:value-type="float" office:value="3.524564779">
                <text:p>3.524564779</text:p>
              </table:table-cell>
              <table:table-cell office:value-type="float" office:value="0.530303755000001">
                <text:p>0.530303755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32520342">
                <text:p>5.532520342</text:p>
              </table:table-cell>
              <table:table-cell office:value-type="float" office:value="8.946651637">
                <text:p>8.946651637</text:p>
              </table:table-cell>
              <table:table-cell office:value-type="float" office:value="11.70637233">
                <text:p>11.70637233</text:p>
              </table:table-cell>
              <table:table-cell office:value-type="float" office:value="3.532231828">
                <text:p>3.532231828</text:p>
              </table:table-cell>
              <table:table-cell office:value-type="float" office:value="0.520245702">
                <text:p>0.520245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29649353399999">
                <text:p>5.29649353399999</text:p>
              </table:table-cell>
              <table:table-cell office:value-type="float" office:value="8.624559669">
                <text:p>8.624559669</text:p>
              </table:table-cell>
              <table:table-cell office:value-type="float" office:value="11.709289384">
                <text:p>11.709289384</text:p>
              </table:table-cell>
              <table:table-cell office:value-type="float" office:value="3.426812861">
                <text:p>3.426812861</text:p>
              </table:table-cell>
              <table:table-cell office:value-type="float" office:value="0.637592425999999">
                <text:p>0.637592425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71706511">
                <text:p>5.371706511</text:p>
              </table:table-cell>
              <table:table-cell office:value-type="float" office:value="8.594146595">
                <text:p>8.594146595</text:p>
              </table:table-cell>
              <table:table-cell office:value-type="float" office:value="11.809246467">
                <text:p>11.809246467</text:p>
              </table:table-cell>
              <table:table-cell office:value-type="float" office:value="3.607999989">
                <text:p>3.607999989</text:p>
              </table:table-cell>
              <table:table-cell office:value-type="float" office:value="0.508001894000001">
                <text:p>0.508001894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7659460400001">
                <text:p>5.27659460400001</text:p>
              </table:table-cell>
              <table:table-cell office:value-type="float" office:value="8.70294005399998">
                <text:p>8.70294005399998</text:p>
              </table:table-cell>
              <table:table-cell office:value-type="float" office:value="11.646563863">
                <text:p>11.646563863</text:p>
              </table:table-cell>
              <table:table-cell office:value-type="float" office:value="3.452734048">
                <text:p>3.452734048</text:p>
              </table:table-cell>
              <table:table-cell office:value-type="float" office:value="0.518919877">
                <text:p>0.518919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65254837">
                <text:p>5.365254837</text:p>
              </table:table-cell>
              <table:table-cell office:value-type="float" office:value="8.82916892599998">
                <text:p>8.82916892599998</text:p>
              </table:table-cell>
              <table:table-cell office:value-type="float" office:value="11.763178916">
                <text:p>11.763178916</text:p>
              </table:table-cell>
              <table:table-cell office:value-type="float" office:value="3.47310947999999">
                <text:p>3.47310947999999</text:p>
              </table:table-cell>
              <table:table-cell office:value-type="float" office:value="0.504352193999999">
                <text:p>0.504352193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6131840799999">
                <text:p>5.36131840799999</text:p>
              </table:table-cell>
              <table:table-cell office:value-type="float" office:value="9.01114950100001">
                <text:p>9.01114950100001</text:p>
              </table:table-cell>
              <table:table-cell office:value-type="float" office:value="12.089370034">
                <text:p>12.089370034</text:p>
              </table:table-cell>
              <table:table-cell office:value-type="float" office:value="3.547883384">
                <text:p>3.547883384</text:p>
              </table:table-cell>
              <table:table-cell office:value-type="float" office:value="0.500289461">
                <text:p>0.500289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224893098">
                <text:p>5.224893098</text:p>
              </table:table-cell>
              <table:table-cell office:value-type="float" office:value="8.596697502">
                <text:p>8.596697502</text:p>
              </table:table-cell>
              <table:table-cell office:value-type="float" office:value="11.738610242">
                <text:p>11.738610242</text:p>
              </table:table-cell>
              <table:table-cell office:value-type="float" office:value="3.55308695699999">
                <text:p>3.55308695699999</text:p>
              </table:table-cell>
              <table:table-cell office:value-type="float" office:value="0.510711434000001">
                <text:p>0.510711434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257397761">
                <text:p>5.257397761</text:p>
              </table:table-cell>
              <table:table-cell office:value-type="float" office:value="8.791464252">
                <text:p>8.791464252</text:p>
              </table:table-cell>
              <table:table-cell office:value-type="float" office:value="11.674387489">
                <text:p>11.674387489</text:p>
              </table:table-cell>
              <table:table-cell office:value-type="float" office:value="3.44461927299999">
                <text:p>3.44461927299999</text:p>
              </table:table-cell>
              <table:table-cell office:value-type="float" office:value="0.502037167000002">
                <text:p>0.50203716700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567057445">
                <text:p>5.567057445</text:p>
              </table:table-cell>
              <table:table-cell office:value-type="float" office:value="8.82412340800001">
                <text:p>8.82412340800001</text:p>
              </table:table-cell>
              <table:table-cell office:value-type="float" office:value="11.71894253">
                <text:p>11.71894253</text:p>
              </table:table-cell>
              <table:table-cell office:value-type="float" office:value="3.653827842">
                <text:p>3.653827842</text:p>
              </table:table-cell>
              <table:table-cell office:value-type="float" office:value="0.521110481">
                <text:p>0.521110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302325559">
                <text:p>5.302325559</text:p>
              </table:table-cell>
              <table:table-cell office:value-type="float" office:value="8.62090616800002">
                <text:p>8.62090616800002</text:p>
              </table:table-cell>
              <table:table-cell office:value-type="float" office:value="11.705724726">
                <text:p>11.705724726</text:p>
              </table:table-cell>
              <table:table-cell office:value-type="float" office:value="3.541962589">
                <text:p>3.541962589</text:p>
              </table:table-cell>
              <table:table-cell office:value-type="float" office:value="0.515750230999998">
                <text:p>0.515750230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28906071799999">
                <text:p>5.28906071799999</text:p>
              </table:table-cell>
              <table:table-cell office:value-type="float" office:value="8.844162259">
                <text:p>8.844162259</text:p>
              </table:table-cell>
              <table:table-cell office:value-type="float" office:value="11.596438458">
                <text:p>11.596438458</text:p>
              </table:table-cell>
              <table:table-cell office:value-type="float" office:value="3.491340285">
                <text:p>3.491340285</text:p>
              </table:table-cell>
              <table:table-cell office:value-type="float" office:value="0.524220425">
                <text:p>0.52422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24451611699999">
                <text:p>5.24451611699999</text:p>
              </table:table-cell>
              <table:table-cell office:value-type="float" office:value="8.59548593400003">
                <text:p>8.59548593400003</text:p>
              </table:table-cell>
              <table:table-cell office:value-type="float" office:value="11.70316357">
                <text:p>11.70316357</text:p>
              </table:table-cell>
              <table:table-cell office:value-type="float" office:value="3.531073221">
                <text:p>3.531073221</text:p>
              </table:table-cell>
              <table:table-cell office:value-type="float" office:value="0.505897744999998">
                <text:p>0.505897744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29594196599998">
                <text:p>5.29594196599998</text:p>
              </table:table-cell>
              <table:table-cell office:value-type="float" office:value="8.792016841">
                <text:p>8.792016841</text:p>
              </table:table-cell>
              <table:table-cell office:value-type="float" office:value="11.684620507">
                <text:p>11.684620507</text:p>
              </table:table-cell>
              <table:table-cell office:value-type="float" office:value="3.601539347">
                <text:p>3.601539347</text:p>
              </table:table-cell>
              <table:table-cell office:value-type="float" office:value="0.527897796999998">
                <text:p>0.527897796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40672218699998">
                <text:p>5.40672218699998</text:p>
              </table:table-cell>
              <table:table-cell office:value-type="float" office:value="8.75315962399999">
                <text:p>8.75315962399999</text:p>
              </table:table-cell>
              <table:table-cell office:value-type="float" office:value="11.643899205">
                <text:p>11.643899205</text:p>
              </table:table-cell>
              <table:table-cell office:value-type="float" office:value="3.47932487699999">
                <text:p>3.47932487699999</text:p>
              </table:table-cell>
              <table:table-cell office:value-type="float" office:value="0.541354133000001">
                <text:p>0.541354133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6307072600001">
                <text:p>5.26307072600001</text:p>
              </table:table-cell>
              <table:table-cell office:value-type="float" office:value="8.72619421099999">
                <text:p>8.72619421099999</text:p>
              </table:table-cell>
              <table:table-cell office:value-type="float" office:value="11.762114241">
                <text:p>11.762114241</text:p>
              </table:table-cell>
              <table:table-cell office:value-type="float" office:value="3.660785445">
                <text:p>3.660785445</text:p>
              </table:table-cell>
              <table:table-cell office:value-type="float" office:value="0.519391793000003">
                <text:p>0.51939179300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86646461">
                <text:p>5.286646461</text:p>
              </table:table-cell>
              <table:table-cell office:value-type="float" office:value="8.69237137800001">
                <text:p>8.69237137800001</text:p>
              </table:table-cell>
              <table:table-cell office:value-type="float" office:value="11.735192377">
                <text:p>11.735192377</text:p>
              </table:table-cell>
              <table:table-cell office:value-type="float" office:value="3.566235038">
                <text:p>3.566235038</text:p>
              </table:table-cell>
              <table:table-cell office:value-type="float" office:value="0.532150160000001">
                <text:p>0.53215016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33503411100002">
                <text:p>5.33503411100002</text:p>
              </table:table-cell>
              <table:table-cell office:value-type="float" office:value="8.87187012500002">
                <text:p>8.87187012500002</text:p>
              </table:table-cell>
              <table:table-cell office:value-type="float" office:value="11.830329203">
                <text:p>11.830329203</text:p>
              </table:table-cell>
              <table:table-cell office:value-type="float" office:value="3.49897374999999">
                <text:p>3.49897374999999</text:p>
              </table:table-cell>
              <table:table-cell office:value-type="float" office:value="0.526450302000001">
                <text:p>0.526450302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27526972000001">
                <text:p>5.27526972000001</text:p>
              </table:table-cell>
              <table:table-cell office:value-type="float" office:value="8.60295686599996">
                <text:p>8.60295686599996</text:p>
              </table:table-cell>
              <table:table-cell office:value-type="float" office:value="11.902974205">
                <text:p>11.902974205</text:p>
              </table:table-cell>
              <table:table-cell office:value-type="float" office:value="3.527673132">
                <text:p>3.527673132</text:p>
              </table:table-cell>
              <table:table-cell office:value-type="float" office:value="0.574982303000001">
                <text:p>0.574982303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315228286">
                <text:p>5.315228286</text:p>
              </table:table-cell>
              <table:table-cell office:value-type="float" office:value="8.68044305600005">
                <text:p>8.68044305600005</text:p>
              </table:table-cell>
              <table:table-cell office:value-type="float" office:value="11.767086297">
                <text:p>11.767086297</text:p>
              </table:table-cell>
              <table:table-cell office:value-type="float" office:value="3.62040953599999">
                <text:p>3.62040953599999</text:p>
              </table:table-cell>
              <table:table-cell office:value-type="float" office:value="0.599218058000002">
                <text:p>0.59921805800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25030374900001">
                <text:p>5.25030374900001</text:p>
              </table:table-cell>
              <table:table-cell office:value-type="float" office:value="8.69925211900001">
                <text:p>8.69925211900001</text:p>
              </table:table-cell>
              <table:table-cell office:value-type="float" office:value="11.819237674">
                <text:p>11.819237674</text:p>
              </table:table-cell>
              <table:table-cell office:value-type="float" office:value="3.47969439700001">
                <text:p>3.47969439700001</text:p>
              </table:table-cell>
              <table:table-cell office:value-type="float" office:value="0.598293315999999">
                <text:p>0.598293315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51532251699999">
                <text:p>5.51532251699999</text:p>
              </table:table-cell>
              <table:table-cell office:value-type="float" office:value="8.76039371400001">
                <text:p>8.76039371400001</text:p>
              </table:table-cell>
              <table:table-cell office:value-type="float" office:value="11.390981774">
                <text:p>11.390981774</text:p>
              </table:table-cell>
              <table:table-cell office:value-type="float" office:value="3.541259056">
                <text:p>3.541259056</text:p>
              </table:table-cell>
              <table:table-cell office:value-type="float" office:value="0.603279370999997">
                <text:p>0.603279370999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34436517499998">
                <text:p>5.34436517499998</text:p>
              </table:table-cell>
              <table:table-cell office:value-type="float" office:value="8.89270688300003">
                <text:p>8.89270688300003</text:p>
              </table:table-cell>
              <table:table-cell office:value-type="float" office:value="11.700473221">
                <text:p>11.700473221</text:p>
              </table:table-cell>
              <table:table-cell office:value-type="float" office:value="3.47279977000001">
                <text:p>3.47279977000001</text:p>
              </table:table-cell>
              <table:table-cell office:value-type="float" office:value="0.5790952">
                <text:p>0.5790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268866629">
                <text:p>5.268866629</text:p>
              </table:table-cell>
              <table:table-cell office:value-type="float" office:value="8.603374572">
                <text:p>8.603374572</text:p>
              </table:table-cell>
              <table:table-cell office:value-type="float" office:value="11.722999421">
                <text:p>11.722999421</text:p>
              </table:table-cell>
              <table:table-cell office:value-type="float" office:value="3.49931102899999">
                <text:p>3.49931102899999</text:p>
              </table:table-cell>
              <table:table-cell office:value-type="float" office:value="0.599496712">
                <text:p>0.599496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266730924">
                <text:p>5.266730924</text:p>
              </table:table-cell>
              <table:table-cell office:value-type="float" office:value="8.96594115299999">
                <text:p>8.96594115299999</text:p>
              </table:table-cell>
              <table:table-cell office:value-type="float" office:value="11.780609246">
                <text:p>11.780609246</text:p>
              </table:table-cell>
              <table:table-cell office:value-type="float" office:value="3.544314052">
                <text:p>3.544314052</text:p>
              </table:table-cell>
              <table:table-cell office:value-type="float" office:value="0.606404791000001">
                <text:p>0.606404791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528326149">
                <text:p>5.528326149</text:p>
              </table:table-cell>
              <table:table-cell office:value-type="float" office:value="8.76406024199998">
                <text:p>8.76406024199998</text:p>
              </table:table-cell>
              <table:table-cell office:value-type="float" office:value="11.860155843">
                <text:p>11.860155843</text:p>
              </table:table-cell>
              <table:table-cell office:value-type="float" office:value="3.55331246099999">
                <text:p>3.55331246099999</text:p>
              </table:table-cell>
              <table:table-cell office:value-type="float" office:value="0.607277467">
                <text:p>0.607277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36046367899998">
                <text:p>5.36046367899998</text:p>
              </table:table-cell>
              <table:table-cell office:value-type="float" office:value="8.59925865099998">
                <text:p>8.59925865099998</text:p>
              </table:table-cell>
              <table:table-cell office:value-type="float" office:value="11.8749846880001">
                <text:p>11.8749846880001</text:p>
              </table:table-cell>
              <table:table-cell office:value-type="float" office:value="3.50594528299998">
                <text:p>3.50594528299998</text:p>
              </table:table-cell>
              <table:table-cell office:value-type="float" office:value="0.597833062000002">
                <text:p>0.59783306200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40278834599999">
                <text:p>5.40278834599999</text:p>
              </table:table-cell>
              <table:table-cell office:value-type="float" office:value="8.84402651500004">
                <text:p>8.84402651500004</text:p>
              </table:table-cell>
              <table:table-cell office:value-type="float" office:value="12.117247467">
                <text:p>12.117247467</text:p>
              </table:table-cell>
              <table:table-cell office:value-type="float" office:value="3.62931364799998">
                <text:p>3.62931364799998</text:p>
              </table:table-cell>
              <table:table-cell office:value-type="float" office:value="0.595245701">
                <text:p>0.595245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36075962100001">
                <text:p>5.36075962100001</text:p>
              </table:table-cell>
              <table:table-cell office:value-type="float" office:value="8.61122532500001">
                <text:p>8.61122532500001</text:p>
              </table:table-cell>
              <table:table-cell office:value-type="float" office:value="11.696804054">
                <text:p>11.696804054</text:p>
              </table:table-cell>
              <table:table-cell office:value-type="float" office:value="3.558006849">
                <text:p>3.558006849</text:p>
              </table:table-cell>
              <table:table-cell office:value-type="float" office:value="0.592868926999996">
                <text:p>0.592868926999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40678618000003">
                <text:p>5.40678618000003</text:p>
              </table:table-cell>
              <table:table-cell office:value-type="float" office:value="8.67232581400004">
                <text:p>8.67232581400004</text:p>
              </table:table-cell>
              <table:table-cell office:value-type="float" office:value="11.507513735">
                <text:p>11.507513735</text:p>
              </table:table-cell>
              <table:table-cell office:value-type="float" office:value="3.51899376400001">
                <text:p>3.51899376400001</text:p>
              </table:table-cell>
              <table:table-cell office:value-type="float" office:value="0.584347830999999">
                <text:p>0.584347830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34695109399999">
                <text:p>5.34695109399999</text:p>
              </table:table-cell>
              <table:table-cell office:value-type="float" office:value="8.67331443600001">
                <text:p>8.67331443600001</text:p>
              </table:table-cell>
              <table:table-cell office:value-type="float" office:value="11.899901886">
                <text:p>11.899901886</text:p>
              </table:table-cell>
              <table:table-cell office:value-type="float" office:value="3.55515623399999">
                <text:p>3.55515623399999</text:p>
              </table:table-cell>
              <table:table-cell office:value-type="float" office:value="0.610070676000003">
                <text:p>0.61007067600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35327838499998">
                <text:p>5.35327838499998</text:p>
              </table:table-cell>
              <table:table-cell office:value-type="float" office:value="8.63647893699998">
                <text:p>8.63647893699998</text:p>
              </table:table-cell>
              <table:table-cell office:value-type="float" office:value="11.828149008">
                <text:p>11.828149008</text:p>
              </table:table-cell>
              <table:table-cell office:value-type="float" office:value="3.66091850200002">
                <text:p>3.66091850200002</text:p>
              </table:table-cell>
              <table:table-cell office:value-type="float" office:value="0.600229406999999">
                <text:p>0.600229406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34307177899999">
                <text:p>5.34307177899999</text:p>
              </table:table-cell>
              <table:table-cell office:value-type="float" office:value="8.83886439499998">
                <text:p>8.83886439499998</text:p>
              </table:table-cell>
              <table:table-cell office:value-type="float" office:value="11.781119267">
                <text:p>11.781119267</text:p>
              </table:table-cell>
              <table:table-cell office:value-type="float" office:value="3.45035080300001">
                <text:p>3.45035080300001</text:p>
              </table:table-cell>
              <table:table-cell office:value-type="float" office:value="0.583582761000005">
                <text:p>0.583582761000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93696394">
                <text:p>5.393696394</text:p>
              </table:table-cell>
              <table:table-cell office:value-type="float" office:value="8.81471449599997">
                <text:p>8.81471449599997</text:p>
              </table:table-cell>
              <table:table-cell office:value-type="float" office:value="11.727877145">
                <text:p>11.727877145</text:p>
              </table:table-cell>
              <table:table-cell office:value-type="float" office:value="3.60360333000001">
                <text:p>3.60360333000001</text:p>
              </table:table-cell>
              <table:table-cell office:value-type="float" office:value="0.596731889000002">
                <text:p>0.59673188900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588762655">
                <text:p>5.588762655</text:p>
              </table:table-cell>
              <table:table-cell office:value-type="float" office:value="8.84228826400003">
                <text:p>8.84228826400003</text:p>
              </table:table-cell>
              <table:table-cell office:value-type="float" office:value="11.7431977210001">
                <text:p>11.7431977210001</text:p>
              </table:table-cell>
              <table:table-cell office:value-type="float" office:value="3.47089154499999">
                <text:p>3.47089154499999</text:p>
              </table:table-cell>
              <table:table-cell office:value-type="float" office:value="0.597036913000004">
                <text:p>0.597036913000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29984696599998">
                <text:p>5.29984696599998</text:p>
              </table:table-cell>
              <table:table-cell office:value-type="float" office:value="8.74149248200003">
                <text:p>8.74149248200003</text:p>
              </table:table-cell>
              <table:table-cell office:value-type="float" office:value="11.168122482">
                <text:p>11.168122482</text:p>
              </table:table-cell>
              <table:table-cell office:value-type="float" office:value="3.452814342">
                <text:p>3.452814342</text:p>
              </table:table-cell>
              <table:table-cell office:value-type="float" office:value="0.606587686999999">
                <text:p>0.606587686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31200378900001">
                <text:p>5.31200378900001</text:p>
              </table:table-cell>
              <table:table-cell office:value-type="float" office:value="8.71957728999999">
                <text:p>8.71957728999999</text:p>
              </table:table-cell>
              <table:table-cell office:value-type="float" office:value="12.100969358">
                <text:p>12.100969358</text:p>
              </table:table-cell>
              <table:table-cell office:value-type="float" office:value="3.55958008499999">
                <text:p>3.55958008499999</text:p>
              </table:table-cell>
              <table:table-cell office:value-type="float" office:value="0.594534425999998">
                <text:p>0.594534425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40613683199999">
                <text:p>5.40613683199999</text:p>
              </table:table-cell>
              <table:table-cell office:value-type="float" office:value="8.73299251299998">
                <text:p>8.73299251299998</text:p>
              </table:table-cell>
              <table:table-cell office:value-type="float" office:value="11.8273283289999">
                <text:p>11.8273283289999</text:p>
              </table:table-cell>
              <table:table-cell office:value-type="float" office:value="3.573166745">
                <text:p>3.573166745</text:p>
              </table:table-cell>
              <table:table-cell office:value-type="float" office:value="0.594579448999997">
                <text:p>0.594579448999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28905931600003">
                <text:p>5.28905931600003</text:p>
              </table:table-cell>
              <table:table-cell office:value-type="float" office:value="8.849280837">
                <text:p>8.849280837</text:p>
              </table:table-cell>
              <table:table-cell office:value-type="float" office:value="11.839196032">
                <text:p>11.839196032</text:p>
              </table:table-cell>
              <table:table-cell office:value-type="float" office:value="3.47488809999998">
                <text:p>3.47488809999998</text:p>
              </table:table-cell>
              <table:table-cell office:value-type="float" office:value="0.595948979000001">
                <text:p>0.595948979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30064745999995">
                <text:p>5.30064745999995</text:p>
              </table:table-cell>
              <table:table-cell office:value-type="float" office:value="8.80314106499997">
                <text:p>8.80314106499997</text:p>
              </table:table-cell>
              <table:table-cell office:value-type="float" office:value="11.83729101">
                <text:p>11.83729101</text:p>
              </table:table-cell>
              <table:table-cell office:value-type="float" office:value="3.58681280799999">
                <text:p>3.58681280799999</text:p>
              </table:table-cell>
              <table:table-cell office:value-type="float" office:value="0.750457235999995">
                <text:p>0.75045723599999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54cm" svg:y="2.956cm" style:legend-expansion="high" chart:style-name="ch2"/>
        <chart:plot-area chart:style-name="ch3" table:cell-range-address="'benchft-worker-3'.B6:'benchft-worker-3'.G56" chart:data-source-has-labels="row" svg:x="1.331cm" svg:y="0.18cm" svg:width="13.403cm" svg:height="7.659cm">
          <chart:coordinate-region svg:x="2.156cm" svg:y="0.379cm" svg:width="12.385cm" svg:height="6.813cm"/>
          <chart:axis chart:dimension="x" chart:name="primary-x" chart:style-name="ch4">
            <chart:title svg:x="7.41cm" svg:y="8.019cm" chart:style-name="ch5">
              <text:p><text:span text:style-name="T1">iteration</text:span></text:p>
            </chart:title>
          </chart:axis>
          <chart:axis chart:dimension="y" chart:name="primary-y" chart:style-name="ch6">
            <chart:title svg:x="0.451cm" svg:y="4.631cm" chart:style-name="ch7">
              <text:p><text:span text:style-name="T1">Time [s]</text:span></text:p>
            </chart:title>
            <chart:grid chart:style-name="ch8" chart:class="major"/>
          </chart:axis>
          <chart:series chart:style-name="ch9" chart:values-cell-range-address="'benchft-worker-3'.B7:'benchft-worker-3'.B56" chart:label-cell-address="'benchft-worker-3'.B6:'benchft-worker-3'.B6" chart:class="chart:scatter">
            <chart:data-point chart:repeated="50"/>
          </chart:series>
          <chart:series chart:style-name="ch10" chart:values-cell-range-address="'benchft-worker-3'.C7:'benchft-worker-3'.C56" chart:label-cell-address="'benchft-worker-3'.C6:'benchft-worker-3'.C6" chart:class="chart:scatter">
            <chart:data-point chart:repeated="50"/>
          </chart:series>
          <chart:series chart:style-name="ch11" chart:values-cell-range-address="'benchft-worker-3'.D7:'benchft-worker-3'.D56" chart:label-cell-address="'benchft-worker-3'.D6:'benchft-worker-3'.D6" chart:class="chart:scatter">
            <chart:data-point chart:repeated="50"/>
          </chart:series>
          <chart:series chart:style-name="ch12" chart:values-cell-range-address="'benchft-worker-3'.E7:'benchft-worker-3'.E56" chart:label-cell-address="'benchft-worker-3'.E6:'benchft-worker-3'.E6" chart:class="chart:scatter">
            <chart:data-point chart:repeated="50"/>
          </chart:series>
          <chart:series chart:style-name="ch13" chart:values-cell-range-address="'benchft-worker-3'.F7:'benchft-worker-3'.F56" chart:label-cell-address="'benchft-worker-3'.F6:'benchft-worker-3'.F6" chart:class="chart:scatter">
            <chart:data-point chart:repeated="50"/>
          </chart:series>
          <chart:series chart:style-name="ch14" chart:values-cell-range-address="'benchft-worker-3'.G7:'benchft-worker-3'.G56" chart:label-cell-address="'benchft-worker-3'.G6:'benchft-worker-3'.G6" chart:class="chart:scatter"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benchft-worker-3'.B6:'benchft-worker-3'.B6</svg:desc>
                </draw:g>
              </table:table-cell>
              <table:table-cell office:value-type="string">
                <text:p>1</text:p>
                <draw:g>
                  <svg:desc>'benchft-worker-3'.C6:'benchft-worker-3'.C6</svg:desc>
                </draw:g>
              </table:table-cell>
              <table:table-cell office:value-type="string">
                <text:p>2</text:p>
                <draw:g>
                  <svg:desc>'benchft-worker-3'.D6:'benchft-worker-3'.D6</svg:desc>
                </draw:g>
              </table:table-cell>
              <table:table-cell office:value-type="string">
                <text:p>3</text:p>
                <draw:g>
                  <svg:desc>'benchft-worker-3'.E6:'benchft-worker-3'.E6</svg:desc>
                </draw:g>
              </table:table-cell>
              <table:table-cell office:value-type="string">
                <text:p>4</text:p>
                <draw:g>
                  <svg:desc>'benchft-worker-3'.F6:'benchft-worker-3'.F6</svg:desc>
                </draw:g>
              </table:table-cell>
              <table:table-cell office:value-type="string">
                <text:p>5</text:p>
                <draw:g>
                  <svg:desc>'benchft-worker-3'.G6:'benchft-worker-3'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351649363">
                <text:p>9.351649363</text:p>
                <draw:g>
                  <svg:desc>'benchft-worker-3'.B7:'benchft-worker-3'.B56</svg:desc>
                </draw:g>
              </table:table-cell>
              <table:table-cell office:value-type="float" office:value="26.101714011">
                <text:p>26.101714011</text:p>
                <draw:g>
                  <svg:desc>'benchft-worker-3'.C7:'benchft-worker-3'.C56</svg:desc>
                </draw:g>
              </table:table-cell>
              <table:table-cell office:value-type="float" office:value="43.492966166">
                <text:p>43.492966166</text:p>
                <draw:g>
                  <svg:desc>'benchft-worker-3'.D7:'benchft-worker-3'.D56</svg:desc>
                </draw:g>
              </table:table-cell>
              <table:table-cell office:value-type="float" office:value="58.686141923">
                <text:p>58.686141923</text:p>
                <draw:g>
                  <svg:desc>'benchft-worker-3'.E7:'benchft-worker-3'.E56</svg:desc>
                </draw:g>
              </table:table-cell>
              <table:table-cell office:value-type="float" office:value="74.787438448">
                <text:p>74.787438448</text:p>
                <draw:g>
                  <svg:desc>'benchft-worker-3'.F7:'benchft-worker-3'.F56</svg:desc>
                </draw:g>
              </table:table-cell>
              <table:table-cell office:value-type="float" office:value="91.251144314">
                <text:p>91.251144314</text:p>
                <draw:g>
                  <svg:desc>'benchft-worker-3'.G7:'benchft-worker-3'.G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313471422">
                <text:p>9.313471422</text:p>
              </table:table-cell>
              <table:table-cell office:value-type="float" office:value="23.871265993">
                <text:p>23.871265993</text:p>
              </table:table-cell>
              <table:table-cell office:value-type="float" office:value="40.522707022">
                <text:p>40.522707022</text:p>
              </table:table-cell>
              <table:table-cell office:value-type="float" office:value="57.28362035">
                <text:p>57.28362035</text:p>
              </table:table-cell>
              <table:table-cell office:value-type="float" office:value="73.381021949">
                <text:p>73.381021949</text:p>
              </table:table-cell>
              <table:table-cell office:value-type="float" office:value="90.105078263">
                <text:p>90.105078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344618384">
                <text:p>9.344618384</text:p>
              </table:table-cell>
              <table:table-cell office:value-type="float" office:value="25.650540386">
                <text:p>25.650540386</text:p>
              </table:table-cell>
              <table:table-cell office:value-type="float" office:value="41.163425655">
                <text:p>41.163425655</text:p>
              </table:table-cell>
              <table:table-cell office:value-type="float" office:value="56.58963428">
                <text:p>56.58963428</text:p>
              </table:table-cell>
              <table:table-cell office:value-type="float" office:value="71.450779446">
                <text:p>71.450779446</text:p>
              </table:table-cell>
              <table:table-cell office:value-type="float" office:value="85.749901826">
                <text:p>85.749901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786641711">
                <text:p>8.786641711</text:p>
              </table:table-cell>
              <table:table-cell office:value-type="float" office:value="24.523214479">
                <text:p>24.523214479</text:p>
              </table:table-cell>
              <table:table-cell office:value-type="float" office:value="40.601817413">
                <text:p>40.601817413</text:p>
              </table:table-cell>
              <table:table-cell office:value-type="float" office:value="54.54742973">
                <text:p>54.54742973</text:p>
              </table:table-cell>
              <table:table-cell office:value-type="float" office:value="69.724783021">
                <text:p>69.724783021</text:p>
              </table:table-cell>
              <table:table-cell office:value-type="float" office:value="85.014500326">
                <text:p>85.014500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037159567">
                <text:p>9.037159567</text:p>
              </table:table-cell>
              <table:table-cell office:value-type="float" office:value="24.581555398">
                <text:p>24.581555398</text:p>
              </table:table-cell>
              <table:table-cell office:value-type="float" office:value="39.144706734">
                <text:p>39.144706734</text:p>
              </table:table-cell>
              <table:table-cell office:value-type="float" office:value="54.408055498">
                <text:p>54.408055498</text:p>
              </table:table-cell>
              <table:table-cell office:value-type="float" office:value="69.761761556">
                <text:p>69.761761556</text:p>
              </table:table-cell>
              <table:table-cell office:value-type="float" office:value="84.316125498">
                <text:p>84.316125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466131172">
                <text:p>8.466131172</text:p>
              </table:table-cell>
              <table:table-cell office:value-type="float" office:value="24.553025438">
                <text:p>24.553025438</text:p>
              </table:table-cell>
              <table:table-cell office:value-type="float" office:value="38.98735502">
                <text:p>38.98735502</text:p>
              </table:table-cell>
              <table:table-cell office:value-type="float" office:value="55.98858935">
                <text:p>55.98858935</text:p>
              </table:table-cell>
              <table:table-cell office:value-type="float" office:value="75.714193566">
                <text:p>75.714193566</text:p>
              </table:table-cell>
              <table:table-cell office:value-type="float" office:value="90.848841353">
                <text:p>90.8488413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573329583">
                <text:p>8.573329583</text:p>
              </table:table-cell>
              <table:table-cell office:value-type="float" office:value="23.652291086">
                <text:p>23.652291086</text:p>
              </table:table-cell>
              <table:table-cell office:value-type="float" office:value="38.521728561">
                <text:p>38.521728561</text:p>
              </table:table-cell>
              <table:table-cell office:value-type="float" office:value="54.217212543">
                <text:p>54.217212543</text:p>
              </table:table-cell>
              <table:table-cell office:value-type="float" office:value="73.22334473">
                <text:p>73.22334473</text:p>
              </table:table-cell>
              <table:table-cell office:value-type="float" office:value="88.571026105">
                <text:p>88.571026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79777232999999">
                <text:p>9.79777232999999</text:p>
              </table:table-cell>
              <table:table-cell office:value-type="float" office:value="23.799472532">
                <text:p>23.799472532</text:p>
              </table:table-cell>
              <table:table-cell office:value-type="float" office:value="38.565751157">
                <text:p>38.565751157</text:p>
              </table:table-cell>
              <table:table-cell office:value-type="float" office:value="53.812632586">
                <text:p>53.812632586</text:p>
              </table:table-cell>
              <table:table-cell office:value-type="float" office:value="70.659217501">
                <text:p>70.659217501</text:p>
              </table:table-cell>
              <table:table-cell office:value-type="float" office:value="85.57273903">
                <text:p>85.572739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338832725">
                <text:p>9.338832725</text:p>
              </table:table-cell>
              <table:table-cell office:value-type="float" office:value="23.339277124">
                <text:p>23.339277124</text:p>
              </table:table-cell>
              <table:table-cell office:value-type="float" office:value="38.690749681">
                <text:p>38.690749681</text:p>
              </table:table-cell>
              <table:table-cell office:value-type="float" office:value="53.916347901">
                <text:p>53.916347901</text:p>
              </table:table-cell>
              <table:table-cell office:value-type="float" office:value="70.251558045">
                <text:p>70.251558045</text:p>
              </table:table-cell>
              <table:table-cell office:value-type="float" office:value="85.279586936">
                <text:p>85.2795869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716688943">
                <text:p>9.716688943</text:p>
              </table:table-cell>
              <table:table-cell office:value-type="float" office:value="23.686985846">
                <text:p>23.686985846</text:p>
              </table:table-cell>
              <table:table-cell office:value-type="float" office:value="38.983158584">
                <text:p>38.983158584</text:p>
              </table:table-cell>
              <table:table-cell office:value-type="float" office:value="53.673080226">
                <text:p>53.673080226</text:p>
              </table:table-cell>
              <table:table-cell office:value-type="float" office:value="69.146024406">
                <text:p>69.146024406</text:p>
              </table:table-cell>
              <table:table-cell office:value-type="float" office:value="84.984525776">
                <text:p>84.9845257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83767267299999">
                <text:p>8.83767267299999</text:p>
              </table:table-cell>
              <table:table-cell office:value-type="float" office:value="23.265676419">
                <text:p>23.265676419</text:p>
              </table:table-cell>
              <table:table-cell office:value-type="float" office:value="38.40993191">
                <text:p>38.40993191</text:p>
              </table:table-cell>
              <table:table-cell office:value-type="float" office:value="58.12437837">
                <text:p>58.12437837</text:p>
              </table:table-cell>
              <table:table-cell office:value-type="float" office:value="75.477650158">
                <text:p>75.477650158</text:p>
              </table:table-cell>
              <table:table-cell office:value-type="float" office:value="91.004989655">
                <text:p>91.0049896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06171614400001">
                <text:p>9.06171614400001</text:p>
              </table:table-cell>
              <table:table-cell office:value-type="float" office:value="23.283674729">
                <text:p>23.283674729</text:p>
              </table:table-cell>
              <table:table-cell office:value-type="float" office:value="38.930936294">
                <text:p>38.930936294</text:p>
              </table:table-cell>
              <table:table-cell office:value-type="float" office:value="56.893174959">
                <text:p>56.893174959</text:p>
              </table:table-cell>
              <table:table-cell office:value-type="float" office:value="73.633246315">
                <text:p>73.633246315</text:p>
              </table:table-cell>
              <table:table-cell office:value-type="float" office:value="89.19029277">
                <text:p>89.19029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109854274">
                <text:p>9.109854274</text:p>
              </table:table-cell>
              <table:table-cell office:value-type="float" office:value="23.34060989">
                <text:p>23.34060989</text:p>
              </table:table-cell>
              <table:table-cell office:value-type="float" office:value="38.45634007">
                <text:p>38.45634007</text:p>
              </table:table-cell>
              <table:table-cell office:value-type="float" office:value="56.301346389">
                <text:p>56.301346389</text:p>
              </table:table-cell>
              <table:table-cell office:value-type="float" office:value="70.434452726">
                <text:p>70.434452726</text:p>
              </table:table-cell>
              <table:table-cell office:value-type="float" office:value="86.714843867">
                <text:p>86.7148438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59621363400001">
                <text:p>8.59621363400001</text:p>
              </table:table-cell>
              <table:table-cell office:value-type="float" office:value="23.15232118">
                <text:p>23.15232118</text:p>
              </table:table-cell>
              <table:table-cell office:value-type="float" office:value="38.803455406">
                <text:p>38.803455406</text:p>
              </table:table-cell>
              <table:table-cell office:value-type="float" office:value="55.880877236">
                <text:p>55.880877236</text:p>
              </table:table-cell>
              <table:table-cell office:value-type="float" office:value="69.707714402">
                <text:p>69.707714402</text:p>
              </table:table-cell>
              <table:table-cell office:value-type="float" office:value="85.099061236">
                <text:p>85.099061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72243846599999">
                <text:p>8.72243846599999</text:p>
              </table:table-cell>
              <table:table-cell office:value-type="float" office:value="23.1843793950001">
                <text:p>23.1843793950001</text:p>
              </table:table-cell>
              <table:table-cell office:value-type="float" office:value="38.633426273">
                <text:p>38.633426273</text:p>
              </table:table-cell>
              <table:table-cell office:value-type="float" office:value="54.195076277">
                <text:p>54.195076277</text:p>
              </table:table-cell>
              <table:table-cell office:value-type="float" office:value="69.76110675">
                <text:p>69.76110675</text:p>
              </table:table-cell>
              <table:table-cell office:value-type="float" office:value="84.647915437">
                <text:p>84.6479154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77584370600001">
                <text:p>8.77584370600001</text:p>
              </table:table-cell>
              <table:table-cell office:value-type="float" office:value="23.112444829">
                <text:p>23.112444829</text:p>
              </table:table-cell>
              <table:table-cell office:value-type="float" office:value="42.891030367">
                <text:p>42.891030367</text:p>
              </table:table-cell>
              <table:table-cell office:value-type="float" office:value="54.164671435">
                <text:p>54.164671435</text:p>
              </table:table-cell>
              <table:table-cell office:value-type="float" office:value="76.390463116">
                <text:p>76.390463116</text:p>
              </table:table-cell>
              <table:table-cell office:value-type="float" office:value="92.688365541">
                <text:p>92.6883655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19241859100002">
                <text:p>8.19241859100002</text:p>
              </table:table-cell>
              <table:table-cell office:value-type="float" office:value="23.216928042">
                <text:p>23.216928042</text:p>
              </table:table-cell>
              <table:table-cell office:value-type="float" office:value="40.084908279">
                <text:p>40.084908279</text:p>
              </table:table-cell>
              <table:table-cell office:value-type="float" office:value="53.993158036">
                <text:p>53.993158036</text:p>
              </table:table-cell>
              <table:table-cell office:value-type="float" office:value="74.032462069">
                <text:p>74.032462069</text:p>
              </table:table-cell>
              <table:table-cell office:value-type="float" office:value="89.908356368">
                <text:p>89.9083563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37574731499999">
                <text:p>8.37574731499999</text:p>
              </table:table-cell>
              <table:table-cell office:value-type="float" office:value="23.3327496">
                <text:p>23.3327496</text:p>
              </table:table-cell>
              <table:table-cell office:value-type="float" office:value="40.331061706">
                <text:p>40.331061706</text:p>
              </table:table-cell>
              <table:table-cell office:value-type="float" office:value="53.707050186">
                <text:p>53.707050186</text:p>
              </table:table-cell>
              <table:table-cell office:value-type="float" office:value="72.484908956">
                <text:p>72.484908956</text:p>
              </table:table-cell>
              <table:table-cell office:value-type="float" office:value="86.794967361">
                <text:p>86.794967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46179774899999">
                <text:p>8.46179774899999</text:p>
              </table:table-cell>
              <table:table-cell office:value-type="float" office:value="23.291412593">
                <text:p>23.291412593</text:p>
              </table:table-cell>
              <table:table-cell office:value-type="float" office:value="39.300858491">
                <text:p>39.300858491</text:p>
              </table:table-cell>
              <table:table-cell office:value-type="float" office:value="53.877963765">
                <text:p>53.877963765</text:p>
              </table:table-cell>
              <table:table-cell office:value-type="float" office:value="70.843687758">
                <text:p>70.843687758</text:p>
              </table:table-cell>
              <table:table-cell office:value-type="float" office:value="84.853929905">
                <text:p>84.8539299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346583029">
                <text:p>8.346583029</text:p>
              </table:table-cell>
              <table:table-cell office:value-type="float" office:value="23.3667729">
                <text:p>23.3667729</text:p>
              </table:table-cell>
              <table:table-cell office:value-type="float" office:value="38.822240429">
                <text:p>38.822240429</text:p>
              </table:table-cell>
              <table:table-cell office:value-type="float" office:value="53.7408892259999">
                <text:p>53.7408892259999</text:p>
              </table:table-cell>
              <table:table-cell office:value-type="float" office:value="71.308602232">
                <text:p>71.308602232</text:p>
              </table:table-cell>
              <table:table-cell office:value-type="float" office:value="84.947208432">
                <text:p>84.9472084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155441444">
                <text:p>8.155441444</text:p>
              </table:table-cell>
              <table:table-cell office:value-type="float" office:value="23.456236635">
                <text:p>23.456236635</text:p>
              </table:table-cell>
              <table:table-cell office:value-type="float" office:value="38.740515813">
                <text:p>38.740515813</text:p>
              </table:table-cell>
              <table:table-cell office:value-type="float" office:value="59.521395625">
                <text:p>59.521395625</text:p>
              </table:table-cell>
              <table:table-cell office:value-type="float" office:value="75.853223892">
                <text:p>75.853223892</text:p>
              </table:table-cell>
              <table:table-cell office:value-type="float" office:value="91.531330705">
                <text:p>91.5313307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12709567800001">
                <text:p>8.12709567800001</text:p>
              </table:table-cell>
              <table:table-cell office:value-type="float" office:value="23.3363804350001">
                <text:p>23.3363804350001</text:p>
              </table:table-cell>
              <table:table-cell office:value-type="float" office:value="38.641687699">
                <text:p>38.641687699</text:p>
              </table:table-cell>
              <table:table-cell office:value-type="float" office:value="57.554977338">
                <text:p>57.554977338</text:p>
              </table:table-cell>
              <table:table-cell office:value-type="float" office:value="73.550011363">
                <text:p>73.550011363</text:p>
              </table:table-cell>
              <table:table-cell office:value-type="float" office:value="90.207432651">
                <text:p>90.2074326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15427882199999">
                <text:p>8.15427882199999</text:p>
              </table:table-cell>
              <table:table-cell office:value-type="float" office:value="23.2706510440001">
                <text:p>23.2706510440001</text:p>
              </table:table-cell>
              <table:table-cell office:value-type="float" office:value="38.490434098">
                <text:p>38.490434098</text:p>
              </table:table-cell>
              <table:table-cell office:value-type="float" office:value="55.408920326">
                <text:p>55.408920326</text:p>
              </table:table-cell>
              <table:table-cell office:value-type="float" office:value="71.040048434">
                <text:p>71.040048434</text:p>
              </table:table-cell>
              <table:table-cell office:value-type="float" office:value="85.249474009">
                <text:p>85.2494740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65382915">
                <text:p>8.065382915</text:p>
              </table:table-cell>
              <table:table-cell office:value-type="float" office:value="23.7361199459999">
                <text:p>23.7361199459999</text:p>
              </table:table-cell>
              <table:table-cell office:value-type="float" office:value="38.184200586">
                <text:p>38.184200586</text:p>
              </table:table-cell>
              <table:table-cell office:value-type="float" office:value="54.797548267">
                <text:p>54.797548267</text:p>
              </table:table-cell>
              <table:table-cell office:value-type="float" office:value="69.775912686">
                <text:p>69.775912686</text:p>
              </table:table-cell>
              <table:table-cell office:value-type="float" office:value="85.068828195">
                <text:p>85.0688281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334871158">
                <text:p>8.334871158</text:p>
              </table:table-cell>
              <table:table-cell office:value-type="float" office:value="23.508951444">
                <text:p>23.508951444</text:p>
              </table:table-cell>
              <table:table-cell office:value-type="float" office:value="38.656363917">
                <text:p>38.656363917</text:p>
              </table:table-cell>
              <table:table-cell office:value-type="float" office:value="53.942972624">
                <text:p>53.942972624</text:p>
              </table:table-cell>
              <table:table-cell office:value-type="float" office:value="69.527897451">
                <text:p>69.527897451</text:p>
              </table:table-cell>
              <table:table-cell office:value-type="float" office:value="85.033682853">
                <text:p>85.0336828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09024738800002">
                <text:p>8.09024738800002</text:p>
              </table:table-cell>
              <table:table-cell office:value-type="float" office:value="27.757111617">
                <text:p>27.757111617</text:p>
              </table:table-cell>
              <table:table-cell office:value-type="float" office:value="38.396366256">
                <text:p>38.396366256</text:p>
              </table:table-cell>
              <table:table-cell office:value-type="float" office:value="54.312448981">
                <text:p>54.312448981</text:p>
              </table:table-cell>
              <table:table-cell office:value-type="float" office:value="73.805241271">
                <text:p>73.805241271</text:p>
              </table:table-cell>
              <table:table-cell office:value-type="float" office:value="90.110473132">
                <text:p>90.1104731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99494408799999">
                <text:p>7.99494408799999</text:p>
              </table:table-cell>
              <table:table-cell office:value-type="float" office:value="25.245553592">
                <text:p>25.245553592</text:p>
              </table:table-cell>
              <table:table-cell office:value-type="float" office:value="38.466665083">
                <text:p>38.466665083</text:p>
              </table:table-cell>
              <table:table-cell office:value-type="float" office:value="54.1982585530001">
                <text:p>54.1982585530001</text:p>
              </table:table-cell>
              <table:table-cell office:value-type="float" office:value="72.225435539">
                <text:p>72.225435539</text:p>
              </table:table-cell>
              <table:table-cell office:value-type="float" office:value="88.212064733">
                <text:p>88.2120647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271205782">
                <text:p>8.271205782</text:p>
              </table:table-cell>
              <table:table-cell office:value-type="float" office:value="24.333570699">
                <text:p>24.333570699</text:p>
              </table:table-cell>
              <table:table-cell office:value-type="float" office:value="38.8347251930001">
                <text:p>38.8347251930001</text:p>
              </table:table-cell>
              <table:table-cell office:value-type="float" office:value="54.2907948569999">
                <text:p>54.2907948569999</text:p>
              </table:table-cell>
              <table:table-cell office:value-type="float" office:value="70.546496011">
                <text:p>70.546496011</text:p>
              </table:table-cell>
              <table:table-cell office:value-type="float" office:value="85.576837831">
                <text:p>85.5768378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80212332300001">
                <text:p>7.80212332300001</text:p>
              </table:table-cell>
              <table:table-cell office:value-type="float" office:value="24.37057282">
                <text:p>24.37057282</text:p>
              </table:table-cell>
              <table:table-cell office:value-type="float" office:value="39.351605293">
                <text:p>39.351605293</text:p>
              </table:table-cell>
              <table:table-cell office:value-type="float" office:value="53.873201107">
                <text:p>53.873201107</text:p>
              </table:table-cell>
              <table:table-cell office:value-type="float" office:value="69.761548113">
                <text:p>69.761548113</text:p>
              </table:table-cell>
              <table:table-cell office:value-type="float" office:value="84.965191644">
                <text:p>84.9651916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10338295100001">
                <text:p>8.10338295100001</text:p>
              </table:table-cell>
              <table:table-cell office:value-type="float" office:value="24.077686418">
                <text:p>24.077686418</text:p>
              </table:table-cell>
              <table:table-cell office:value-type="float" office:value="38.911347835">
                <text:p>38.911347835</text:p>
              </table:table-cell>
              <table:table-cell office:value-type="float" office:value="54.426349795">
                <text:p>54.426349795</text:p>
              </table:table-cell>
              <table:table-cell office:value-type="float" office:value="69.24809785">
                <text:p>69.24809785</text:p>
              </table:table-cell>
              <table:table-cell office:value-type="float" office:value="84.832951184">
                <text:p>84.8329511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02380754200003">
                <text:p>8.02380754200003</text:p>
              </table:table-cell>
              <table:table-cell office:value-type="float" office:value="23.956448673">
                <text:p>23.956448673</text:p>
              </table:table-cell>
              <table:table-cell office:value-type="float" office:value="42.439307682">
                <text:p>42.439307682</text:p>
              </table:table-cell>
              <table:table-cell office:value-type="float" office:value="59.808532833">
                <text:p>59.808532833</text:p>
              </table:table-cell>
              <table:table-cell office:value-type="float" office:value="77.506202177">
                <text:p>77.506202177</text:p>
              </table:table-cell>
              <table:table-cell office:value-type="float" office:value="91.909273782">
                <text:p>91.9092737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98102582100005">
                <text:p>7.98102582100005</text:p>
              </table:table-cell>
              <table:table-cell office:value-type="float" office:value="23.940843387">
                <text:p>23.940843387</text:p>
              </table:table-cell>
              <table:table-cell office:value-type="float" office:value="39.883541704">
                <text:p>39.883541704</text:p>
              </table:table-cell>
              <table:table-cell office:value-type="float" office:value="56.117406655">
                <text:p>56.117406655</text:p>
              </table:table-cell>
              <table:table-cell office:value-type="float" office:value="73.233983325">
                <text:p>73.233983325</text:p>
              </table:table-cell>
              <table:table-cell office:value-type="float" office:value="88.203226778">
                <text:p>88.2032267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03499879300001">
                <text:p>8.03499879300001</text:p>
              </table:table-cell>
              <table:table-cell office:value-type="float" office:value="24.358832398">
                <text:p>24.358832398</text:p>
              </table:table-cell>
              <table:table-cell office:value-type="float" office:value="40.762237531">
                <text:p>40.762237531</text:p>
              </table:table-cell>
              <table:table-cell office:value-type="float" office:value="55.007678752">
                <text:p>55.007678752</text:p>
              </table:table-cell>
              <table:table-cell office:value-type="float" office:value="70.472499059">
                <text:p>70.472499059</text:p>
              </table:table-cell>
              <table:table-cell office:value-type="float" office:value="85.497792349">
                <text:p>85.4977923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04777434500004">
                <text:p>8.04777434500004</text:p>
              </table:table-cell>
              <table:table-cell office:value-type="float" office:value="23.539397449">
                <text:p>23.539397449</text:p>
              </table:table-cell>
              <table:table-cell office:value-type="float" office:value="39.921942213">
                <text:p>39.921942213</text:p>
              </table:table-cell>
              <table:table-cell office:value-type="float" office:value="54.938653703">
                <text:p>54.938653703</text:p>
              </table:table-cell>
              <table:table-cell office:value-type="float" office:value="69.724170973">
                <text:p>69.724170973</text:p>
              </table:table-cell>
              <table:table-cell office:value-type="float" office:value="85.28437747">
                <text:p>85.284377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03055153699999">
                <text:p>8.03055153699999</text:p>
              </table:table-cell>
              <table:table-cell office:value-type="float" office:value="23.444411052">
                <text:p>23.444411052</text:p>
              </table:table-cell>
              <table:table-cell office:value-type="float" office:value="39.283368377">
                <text:p>39.283368377</text:p>
              </table:table-cell>
              <table:table-cell office:value-type="float" office:value="54.458321976">
                <text:p>54.458321976</text:p>
              </table:table-cell>
              <table:table-cell office:value-type="float" office:value="69.512678224">
                <text:p>69.512678224</text:p>
              </table:table-cell>
              <table:table-cell office:value-type="float" office:value="85.050792081">
                <text:p>85.0507920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08900684099999">
                <text:p>8.08900684099999</text:p>
              </table:table-cell>
              <table:table-cell office:value-type="float" office:value="23.796105565">
                <text:p>23.796105565</text:p>
              </table:table-cell>
              <table:table-cell office:value-type="float" office:value="38.828668968">
                <text:p>38.828668968</text:p>
              </table:table-cell>
              <table:table-cell office:value-type="float" office:value="54.067725717">
                <text:p>54.067725717</text:p>
              </table:table-cell>
              <table:table-cell office:value-type="float" office:value="76.374157063">
                <text:p>76.374157063</text:p>
              </table:table-cell>
              <table:table-cell office:value-type="float" office:value="91.064704136">
                <text:p>91.0647041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10507027500001">
                <text:p>8.10507027500001</text:p>
              </table:table-cell>
              <table:table-cell office:value-type="float" office:value="23.404206075">
                <text:p>23.404206075</text:p>
              </table:table-cell>
              <table:table-cell office:value-type="float" office:value="38.583302796">
                <text:p>38.583302796</text:p>
              </table:table-cell>
              <table:table-cell office:value-type="float" office:value="54.400013597">
                <text:p>54.400013597</text:p>
              </table:table-cell>
              <table:table-cell office:value-type="float" office:value="72.370380633">
                <text:p>72.370380633</text:p>
              </table:table-cell>
              <table:table-cell office:value-type="float" office:value="88.172200045">
                <text:p>88.1722000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03207710599998">
                <text:p>8.03207710599998</text:p>
              </table:table-cell>
              <table:table-cell office:value-type="float" office:value="23.38818322">
                <text:p>23.38818322</text:p>
              </table:table-cell>
              <table:table-cell office:value-type="float" office:value="38.588333452">
                <text:p>38.588333452</text:p>
              </table:table-cell>
              <table:table-cell office:value-type="float" office:value="53.855775094">
                <text:p>53.855775094</text:p>
              </table:table-cell>
              <table:table-cell office:value-type="float" office:value="71.015332587">
                <text:p>71.015332587</text:p>
              </table:table-cell>
              <table:table-cell office:value-type="float" office:value="85.641960024">
                <text:p>85.6419600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03359380999999">
                <text:p>8.03359380999999</text:p>
              </table:table-cell>
              <table:table-cell office:value-type="float" office:value="23.447101708">
                <text:p>23.447101708</text:p>
              </table:table-cell>
              <table:table-cell office:value-type="float" office:value="38.457006343">
                <text:p>38.457006343</text:p>
              </table:table-cell>
              <table:table-cell office:value-type="float" office:value="53.760008765">
                <text:p>53.760008765</text:p>
              </table:table-cell>
              <table:table-cell office:value-type="float" office:value="69.530423258">
                <text:p>69.530423258</text:p>
              </table:table-cell>
              <table:table-cell office:value-type="float" office:value="85.043661034">
                <text:p>85.0436610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29758576000005">
                <text:p>8.29758576000005</text:p>
              </table:table-cell>
              <table:table-cell office:value-type="float" office:value="23.521588864">
                <text:p>23.521588864</text:p>
              </table:table-cell>
              <table:table-cell office:value-type="float" office:value="38.3931761310001">
                <text:p>38.3931761310001</text:p>
              </table:table-cell>
              <table:table-cell office:value-type="float" office:value="54.3380475620001">
                <text:p>54.3380475620001</text:p>
              </table:table-cell>
              <table:table-cell office:value-type="float" office:value="69.254722966">
                <text:p>69.254722966</text:p>
              </table:table-cell>
              <table:table-cell office:value-type="float" office:value="84.94119052">
                <text:p>84.941190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19576936900005">
                <text:p>8.19576936900005</text:p>
              </table:table-cell>
              <table:table-cell office:value-type="float" office:value="23.224457148">
                <text:p>23.224457148</text:p>
              </table:table-cell>
              <table:table-cell office:value-type="float" office:value="38.570637301">
                <text:p>38.570637301</text:p>
              </table:table-cell>
              <table:table-cell office:value-type="float" office:value="57.97626153">
                <text:p>57.97626153</text:p>
              </table:table-cell>
              <table:table-cell office:value-type="float" office:value="74.05890006">
                <text:p>74.05890006</text:p>
              </table:table-cell>
              <table:table-cell office:value-type="float" office:value="91.004312568">
                <text:p>91.0043125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92777309800003">
                <text:p>7.92777309800003</text:p>
              </table:table-cell>
              <table:table-cell office:value-type="float" office:value="23.281815745">
                <text:p>23.281815745</text:p>
              </table:table-cell>
              <table:table-cell office:value-type="float" office:value="38.660854062">
                <text:p>38.660854062</text:p>
              </table:table-cell>
              <table:table-cell office:value-type="float" office:value="56.437654356">
                <text:p>56.437654356</text:p>
              </table:table-cell>
              <table:table-cell office:value-type="float" office:value="72.259307035">
                <text:p>72.259307035</text:p>
              </table:table-cell>
              <table:table-cell office:value-type="float" office:value="88.002722828">
                <text:p>88.0027228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11753239999997">
                <text:p>8.11753239999997</text:p>
              </table:table-cell>
              <table:table-cell office:value-type="float" office:value="23.443558746">
                <text:p>23.443558746</text:p>
              </table:table-cell>
              <table:table-cell office:value-type="float" office:value="38.83548026">
                <text:p>38.83548026</text:p>
              </table:table-cell>
              <table:table-cell office:value-type="float" office:value="56.180263864">
                <text:p>56.180263864</text:p>
              </table:table-cell>
              <table:table-cell office:value-type="float" office:value="70.19210755">
                <text:p>70.19210755</text:p>
              </table:table-cell>
              <table:table-cell office:value-type="float" office:value="85.613767724">
                <text:p>85.6137677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13560682699998">
                <text:p>8.13560682699998</text:p>
              </table:table-cell>
              <table:table-cell office:value-type="float" office:value="23.646845606">
                <text:p>23.646845606</text:p>
              </table:table-cell>
              <table:table-cell office:value-type="float" office:value="38.755899969">
                <text:p>38.755899969</text:p>
              </table:table-cell>
              <table:table-cell office:value-type="float" office:value="54.247927421">
                <text:p>54.247927421</text:p>
              </table:table-cell>
              <table:table-cell office:value-type="float" office:value="69.607755965">
                <text:p>69.607755965</text:p>
              </table:table-cell>
              <table:table-cell office:value-type="float" office:value="84.942957995">
                <text:p>84.9429579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07393254799995">
                <text:p>8.07393254799995</text:p>
              </table:table-cell>
              <table:table-cell office:value-type="float" office:value="23.300079857">
                <text:p>23.300079857</text:p>
              </table:table-cell>
              <table:table-cell office:value-type="float" office:value="38.7858214840001">
                <text:p>38.7858214840001</text:p>
              </table:table-cell>
              <table:table-cell office:value-type="float" office:value="54.177857236">
                <text:p>54.177857236</text:p>
              </table:table-cell>
              <table:table-cell office:value-type="float" office:value="69.988071758">
                <text:p>69.988071758</text:p>
              </table:table-cell>
              <table:table-cell office:value-type="float" office:value="84.913245342">
                <text:p>84.9132453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07392161399999">
                <text:p>8.07392161399999</text:p>
              </table:table-cell>
              <table:table-cell office:value-type="float" office:value="24.217165311">
                <text:p>24.217165311</text:p>
              </table:table-cell>
              <table:table-cell office:value-type="float" office:value="42.651997589">
                <text:p>42.651997589</text:p>
              </table:table-cell>
              <table:table-cell office:value-type="float" office:value="53.923805598">
                <text:p>53.923805598</text:p>
              </table:table-cell>
              <table:table-cell office:value-type="float" office:value="75.591837901">
                <text:p>75.591837901</text:p>
              </table:table-cell>
              <table:table-cell office:value-type="float" office:value="91.9154964">
                <text:p>91.9154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16809855900001">
                <text:p>8.16809855900001</text:p>
              </table:table-cell>
              <table:table-cell office:value-type="float" office:value="23.530615559">
                <text:p>23.530615559</text:p>
              </table:table-cell>
              <table:table-cell office:value-type="float" office:value="39.909584957">
                <text:p>39.909584957</text:p>
              </table:table-cell>
              <table:table-cell office:value-type="float" office:value="54.235578648">
                <text:p>54.235578648</text:p>
              </table:table-cell>
              <table:table-cell office:value-type="float" office:value="72.733792309">
                <text:p>72.733792309</text:p>
              </table:table-cell>
              <table:table-cell office:value-type="float" office:value="88.590089737">
                <text:p>88.5900897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07844925999997">
                <text:p>8.07844925999997</text:p>
              </table:table-cell>
              <table:table-cell office:value-type="float" office:value="23.533840904">
                <text:p>23.533840904</text:p>
              </table:table-cell>
              <table:table-cell office:value-type="float" office:value="40.472122323">
                <text:p>40.472122323</text:p>
              </table:table-cell>
              <table:table-cell office:value-type="float" office:value="54.064642471">
                <text:p>54.064642471</text:p>
              </table:table-cell>
              <table:table-cell office:value-type="float" office:value="70.367750081">
                <text:p>70.367750081</text:p>
              </table:table-cell>
              <table:table-cell office:value-type="float" office:value="85.815137349">
                <text:p>85.8151373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18984245500004">
                <text:p>8.18984245500004</text:p>
              </table:table-cell>
              <table:table-cell office:value-type="float" office:value="23.56304851">
                <text:p>23.56304851</text:p>
              </table:table-cell>
              <table:table-cell office:value-type="float" office:value="39.500808478">
                <text:p>39.500808478</text:p>
              </table:table-cell>
              <table:table-cell office:value-type="float" office:value="54.094584881">
                <text:p>54.094584881</text:p>
              </table:table-cell>
              <table:table-cell office:value-type="float" office:value="69.880316603">
                <text:p>69.880316603</text:p>
              </table:table-cell>
              <table:table-cell office:value-type="float" office:value="84.623776832">
                <text:p>84.6237768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19035162999999">
                <text:p>8.19035162999999</text:p>
              </table:table-cell>
              <table:table-cell office:value-type="float" office:value="23.759508711">
                <text:p>23.759508711</text:p>
              </table:table-cell>
              <table:table-cell office:value-type="float" office:value="39.034887961">
                <text:p>39.034887961</text:p>
              </table:table-cell>
              <table:table-cell office:value-type="float" office:value="54.374745572">
                <text:p>54.374745572</text:p>
              </table:table-cell>
              <table:table-cell office:value-type="float" office:value="69.667869927">
                <text:p>69.667869927</text:p>
              </table:table-cell>
              <table:table-cell office:value-type="float" office:value="84.778832245">
                <text:p>84.7788322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